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ffff99" draw:textarea-horizontal-align="center"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471cm"/>
    </style:style>
    <style:style style:name="gr9" style:family="graphic" style:parent-style-name="standard">
      <style:graphic-properties draw:fill-color="#ccffff" draw:textarea-horizontal-align="center" draw:textarea-vertical-align="top"/>
    </style:style>
    <style:style style:name="gr10" style:family="graphic" style:parent-style-name="standard">
      <style:graphic-properties draw:fill-color="#c0c0c0"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dash" draw:stroke-dash="Ultrafine_20_Dashed" draw:marker-end="Arrow" draw:marker-end-width="0.3cm" draw:textarea-horizontal-align="center" draw:textarea-vertical-align="middle"/>
    </style:style>
    <style:style style:name="gr13" style:family="graphic" style:parent-style-name="standard">
      <style:graphic-properties draw:fill-color="#e6e6ff" draw:textarea-horizontal-align="center" draw:textarea-vertical-align="middle"/>
    </style:style>
    <style:style style:name="gr14" style:family="graphic" style:parent-style-name="standard">
      <style:graphic-properties draw:fill-color="#94bd5e" draw:textarea-horizontal-align="center" draw:textarea-vertical-align="middle"/>
    </style:style>
    <style:style style:name="gr15" style:family="graphic" style:parent-style-name="standard">
      <style:graphic-properties draw:fill-color="#ffff99"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0.25cm"/>
    </style:style>
    <style:style style:name="gr17" style:family="graphic" style:parent-style-name="standard">
      <style:graphic-properties draw:fill-color="#ff8080"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fill-color="#ff8080" draw:textarea-horizontal-align="justify" draw:textarea-vertical-align="middle" draw:auto-grow-height="false"/>
    </style:style>
    <style:style style:name="gr20" style:family="graphic" style:parent-style-name="standard">
      <style:graphic-properties draw:fill-color="#ff9966" draw:textarea-vertical-align="middle" draw:auto-grow-height="false" fo:min-height="0.749cm" fo:min-width="0.499cm"/>
    </style:style>
    <style:style style:name="gr21" style:family="graphic" style:parent-style-name="standard">
      <style:graphic-properties draw:fill-color="#9999ff" draw:textarea-horizontal-align="justify" draw:textarea-vertical-align="middle" draw:auto-grow-height="false" fo:min-height="0cm" fo:min-width="0cm" fo:wrap-option="no-wrap"/>
    </style:style>
    <style:style style:name="pr1" style:family="presentation" style:parent-style-name="Standard-title">
      <style:graphic-properties svg:stroke-color="#c0c0c0" draw:auto-grow-height="true" fo:min-height="3.507cm"/>
    </style:style>
    <style:style style:name="pr2" style:family="presentation" style:parent-style-name="Standard-subtitle">
      <style:graphic-properties svg:stroke-color="#c0c0c0" draw:fill-color="#ffffff" draw:auto-grow-height="true" fo:min-height="6.452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draw:fill="solid" draw:fill-color="#99ccff" fo:min-height="13.609cm" draw:shadow="hidden"/>
    </style:style>
    <style:style style:name="pr6" style:family="presentation" style:parent-style-name="Standard-outline1">
      <style:graphic-properties draw:fill="solid" draw:fill-color="#99ccff" fo:min-height="13.609cm"/>
    </style:style>
    <style:style style:name="pr7" style:family="presentation" style:parent-style-name="Standard-notes">
      <style:graphic-properties draw:fill-color="#ffffff" fo:min-height="13.114cm"/>
    </style:style>
    <style:style style:name="pr8" style:family="presentation" style:parent-style-name="Standard-title">
      <style:graphic-properties fo:min-height="3.256cm"/>
    </style:style>
    <style:style style:name="pr9" style:family="presentation" style:parent-style-name="Standard-outline1">
      <style:graphic-properties draw:fill="solid" draw:fill-color="#99ccff" draw:auto-grow-height="true" fo:min-height="13.86cm"/>
    </style:style>
    <style:style style:name="P1" style:family="paragraph">
      <style:text-properties fo:font-size="32pt" style:font-size-asian="32pt" style:font-size-complex="32pt"/>
    </style:style>
    <style:style style:name="P2" style:family="paragraph">
      <style:text-properties fo:color="#808080" fo:font-size="24pt" style:font-size-asian="24pt" style:font-size-complex="24pt"/>
    </style:style>
    <style:style style:name="P3" style:family="paragraph">
      <style:text-properties fo:font-size="24pt" style:font-size-asian="24pt" style:font-size-complex="24pt"/>
    </style:style>
    <style:style style:name="P4" style:family="paragraph">
      <style:paragraph-properties fo:text-align="start"/>
    </style:style>
    <style:style style:name="P5" style:family="paragraph">
      <style:paragraph-properties fo:text-align="start"/>
      <style:text-properties fo:font-size="12pt" style:font-size-asian="12pt" style:font-size-complex="12pt"/>
    </style:style>
    <style:style style:name="P6" style:family="paragraph">
      <style:paragraph-properties fo:text-align="center"/>
    </style:style>
    <style:style style:name="P7" style:family="paragraph">
      <style:paragraph-properties fo:text-align="center"/>
      <style:text-properties fo:font-size="8pt" style:font-size-asian="8pt" style:font-size-complex="8pt"/>
    </style:style>
    <style:style style:name="P8" style:family="paragraph">
      <style:paragraph-properties fo:text-align="center"/>
      <style:text-properties fo:font-size="12pt" style:font-size-asian="12pt" style:font-size-complex="12pt"/>
    </style:style>
    <style:style style:name="P9" style:family="paragraph">
      <style:paragraph-properties fo:text-align="center"/>
      <style:text-properties fo:font-size="10pt" style:font-size-asian="10pt" style:font-size-complex="10pt"/>
    </style:style>
    <style:style style:name="P10" style:family="paragraph">
      <style:text-properties fo:font-size="10pt" style:font-size-asian="10pt" style:font-size-complex="10pt"/>
    </style:style>
    <style:style style:name="P11" style:family="paragraph">
      <style:paragraph-properties fo:text-align="center"/>
      <style:text-properties fo:font-size="10pt"/>
    </style:style>
    <style:style style:name="P12" style:family="paragraph">
      <style:paragraph-properties fo:text-align="start"/>
      <style:text-properties fo:font-size="10pt" style:font-size-asian="10pt" style:font-size-complex="10pt"/>
    </style:style>
    <style:style style:name="P13" style:family="paragraph">
      <style:text-properties fo:font-size="20pt"/>
    </style:style>
    <style:style style:name="P14" style:family="paragraph">
      <style:paragraph-properties fo:text-align="center"/>
      <style:text-properties fo:font-size="18pt"/>
    </style:style>
    <style:style style:name="P15" style:family="paragraph">
      <style:paragraph-properties fo:text-align="start"/>
      <style:text-properties fo:font-size="10pt"/>
    </style:style>
    <style:style style:name="T1" style:family="text">
      <style:text-properties fo:font-size="32pt" style:font-size-asian="32pt" style:font-size-complex="32pt"/>
    </style:style>
    <style:style style:name="T2" style:family="text">
      <style:text-properties fo:color="#808080" fo:font-size="24pt" style:font-size-asian="24pt" style:font-size-complex="24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color="#ff0000" fo:font-size="18pt" style:font-size-asian="18pt" style:font-size-complex="18pt"/>
    </style:style>
    <style:style style:name="T6" style:family="text">
      <style:text-properties fo:font-size="12pt" style:font-size-asian="12pt" style:font-size-complex="12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8pt" style:font-size-asian="8pt" style:font-size-complex="8pt"/>
    </style:style>
    <style:style style:name="T9"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 text:style-name="P1"><text:span text:style-name="T1">WCI Authentication</text:span></text:p>
          </draw:text-box>
        </draw:frame>
        <draw:frame presentation:style-name="pr2" draw:text-style-name="P2" draw:layer="layout" svg:width="25.199cm" svg:height="6.452cm" svg:x="1.23cm" svg:y="4.048cm" presentation:class="subtitle" presentation:user-transformed="true">
          <draw:text-box>
            <text:p text:style-name="P2"><text:span text:style-name="T2">Interactions between tiers during authentication with servlet 2.5 API &amp; servlet 3.0 API </text:span></text:p>
          </draw:text-box>
        </draw:frame>
        <draw:frame draw:style-name="gr1" draw:layer="layout" svg:width="9cm" svg:height="0.962cm" svg:x="9cm" svg:y="11.5cm">
          <draw:text-box>
            <text:p>Alain Defrance (eXo platform)</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3">
        <draw:frame presentation:style-name="pr4" draw:text-style-name="P1" draw:layer="layout" svg:width="25.199cm" svg:height="3.507cm" svg:x="1.4cm" svg:y="0.837cm" presentation:class="title">
          <draw:text-box>
            <text:p text:style-name="P1"><text:span text:style-name="T1">Two types of authentication</text:span></text:p>
          </draw:text-box>
        </draw:frame>
        <draw:frame presentation:style-name="pr5" draw:text-style-name="P3" draw:layer="layout" svg:width="12.296cm" svg:height="13.609cm" svg:x="1.4cm" svg:y="4.914cm" presentation:class="outline" presentation:user-transformed="true">
          <draw:text-box>
            <text:list text:style-name="L2">
              <text:list-item>
                <text:p text:style-name="P3"><text:span text:style-name="T3">Servlet 2.5 API</text:span></text:p>
                <text:list>
                  <text:list-item>
                    <text:p text:style-name="P3"><text:span text:style-name="T4">Simulation of programmatic authentication.</text:span></text:p>
                  </text:list-item>
                  <text:list-item>
                    <text:p text:style-name="P3"><text:span text:style-name="T4">Use a set of redirect.</text:span></text:p>
                  </text:list-item>
                </text:list>
              </text:list-item>
            </text:list>
          </draw:text-box>
        </draw:frame>
        <draw:frame presentation:style-name="pr6" draw:text-style-name="P3" draw:layer="layout" svg:width="12.296cm" svg:height="13.609cm" svg:x="14.311cm" svg:y="4.914cm" presentation:class="outline" presentation:user-transformed="true">
          <draw:text-box>
            <text:list text:style-name="L2">
              <text:list-item>
                <text:p text:style-name="P3"><text:span text:style-name="T3">Servlet 3.0 API</text:span></text:p>
                <text:list>
                  <text:list-item>
                    <text:p text:style-name="P3"><text:span text:style-name="T4">Use programmatic authentication provided by servlet 3.0 API.</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7"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3">
        <office:forms form:automatic-focus="false" form:apply-design-mode="false"/>
        <draw:frame presentation:style-name="pr8" draw:text-style-name="P1" draw:layer="layout" svg:width="25.199cm" svg:height="3.256cm" svg:x="1.4cm" svg:y="0.962cm" presentation:class="title">
          <draw:text-box>
            <text:p text:style-name="P1"><text:span text:style-name="T1">Supported Servers</text:span></text:p>
          </draw:text-box>
        </draw:frame>
        <draw:frame presentation:style-name="pr6" draw:text-style-name="P3" draw:layer="layout" svg:width="12.296cm" svg:height="13.609cm" svg:x="1.4cm" svg:y="4.914cm" presentation:class="outline" presentation:user-transformed="true">
          <draw:text-box>
            <text:list text:style-name="L2">
              <text:list-item>
                <text:p text:style-name="P3"><text:span text:style-name="T3">Using servlet 2.5 API</text:span></text:p>
                <text:list>
                  <text:list-item>
                    <text:p text:style-name="P3"><text:span text:style-name="T4">Tomcat 6.x</text:span></text:p>
                  </text:list-item>
                  <text:list-item>
                    <text:p text:style-name="P3"><text:span text:style-name="T4">Jetty 6.x</text:span></text:p>
                  </text:list-item>
                  <text:list-item>
                    <text:p text:style-name="P3"><text:span text:style-name="T4">JBoss as 4.2</text:span></text:p>
                  </text:list-item>
                  <text:list-item>
                    <text:p text:style-name="P3"><text:span text:style-name="T4">JBoss as 5.1 </text:span><text:span text:style-name="T5">(feature can't be unit tested because a bug of cargo 1.0.3)</text:span></text:p>
                  </text:list-item>
                </text:list>
              </text:list-item>
            </text:list>
          </draw:text-box>
        </draw:frame>
        <draw:frame presentation:style-name="pr6" draw:text-style-name="P3" draw:layer="layout" svg:width="12.296cm" svg:height="13.609cm" svg:x="14.204cm" svg:y="4.891cm" presentation:class="outline" presentation:user-transformed="true">
          <draw:text-box>
            <text:list text:style-name="L2">
              <text:list-item>
                <text:p text:style-name="P3"><text:span text:style-name="T3">Using servlet 3.0 API</text:span></text:p>
                <text:list>
                  <text:list-item>
                    <text:p text:style-name="P3"><text:span text:style-name="T4">Tomcat 7.x</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1" draw:master-page-name="Standard" presentation:presentation-page-layout-name="AL3T1">
        <office:forms form:automatic-focus="false" form:apply-design-mode="false"/>
        <draw:frame presentation:style-name="pr4" draw:text-style-name="P1" draw:layer="layout" svg:width="25.199cm" svg:height="3.507cm" svg:x="1.4cm" svg:y="0.837cm" presentation:class="title">
          <draw:text-box>
            <text:p text:style-name="P1"><text:span text:style-name="T1">WCI Authentication components</text:span></text:p>
          </draw:text-box>
        </draw:frame>
        <draw:frame presentation:style-name="pr9" draw:text-style-name="P3" draw:layer="layout" svg:width="25.199cm" svg:height="13.86cm" svg:x="1.4cm" svg:y="4.914cm" presentation:class="outline" presentation:user-transformed="true">
          <draw:text-box>
            <text:list text:style-name="L2">
              <text:list-item>
                <text:p text:style-name="P3"><text:span text:style-name="T3">Can Authenticate through JAAS</text:span></text:p>
              </text:list-item>
              <text:list-item>
                <text:p text:style-name="P3"><text:span text:style-name="T3">Produce an AuthenticationResult instance</text:span></text:p>
              </text:list-item>
              <text:list-item>
                <text:p text:style-name="P3"><text:span text:style-name="T3">Have authentication lifecycle listeners</text:span></text:p>
              </text:list-item>
              <text:list-item>
                <text:p text:style-name="P3"><text:span text:style-name="T3">Have a JAAS LoginModule (WCILoginModule)</text:span></text:p>
              </text:list-item>
              <text:list-item>
                <text:p text:style-name="P3"><text:span text:style-name="T3">Have a Servlet (WCILoginController)</text:span></text:p>
              </text:list-item>
            </text:list>
          </draw:text-box>
        </draw:frame>
        <presentation:notes draw:style-name="dp2">
          <draw:page-thumbnail draw:style-name="gr2" draw:layer="layout" svg:width="14.848cm" svg:height="11.136cm" svg:x="3.075cm" svg:y="2.257cm" draw:page-number="4" presentation:class="page"/>
          <draw:frame presentation:style-name="pr7" draw:layer="layout" svg:width="16.799cm" svg:height="13.114cm" svg:x="2.1cm" svg:y="14.107cm" presentation:class="notes" presentation:placeholder="true">
            <draw:text-box/>
          </draw:frame>
        </presentation:notes>
      </draw:page>
      <draw:page draw:name="page5" draw:style-name="dp1" draw:master-page-name="Standard" presentation:presentation-page-layout-name="AL4T19">
        <draw:frame presentation:style-name="pr4" draw:text-style-name="P1" draw:layer="layout" svg:width="25.199cm" svg:height="3.507cm" svg:x="1.4cm" svg:y="0.837cm" presentation:class="title" presentation:user-transformed="true">
          <draw:text-box>
            <text:p text:style-name="P1"><text:span text:style-name="T1">WCI Authentication API</text:span></text:p>
          </draw:text-box>
        </draw:frame>
        <draw:rect draw:style-name="gr3" draw:text-style-name="P5" draw:id="id11" draw:layer="layout" svg:width="5.5cm" svg:height="2cm" svg:x="20cm" svg:y="6.5cm">
          <text:p text:style-name="P4"><text:span text:style-name="T6">AuthenticationEvent</text:span></text:p>
          <text:p text:style-name="P4"><text:span text:style-name="T7">- request : HttpServletRequest</text:span></text:p>
          <text:p text:style-name="P4"><text:span text:style-name="T7">- response : HttpServletResponse</text:span></text:p>
          <text:p text:style-name="P4"><text:span text:style-name="T7">- credentials : Credentials</text:span></text:p>
        </draw:rect>
        <draw:rect draw:style-name="gr3" draw:text-style-name="P5" draw:id="id4" draw:layer="layout" svg:width="18.5cm" svg:height="2cm" svg:x="1cm" svg:y="6.5cm">
          <text:p text:style-name="P4"><text:span text:style-name="T6">ServletContainer</text:span></text:p>
          <text:p text:style-name="P4"><text:span text:style-name="T7">+ login(HttpServletRequest, HttpServletResponse, String username, String pass, long validity): AuthenticationResult</text:span></text:p>
          <text:p text:style-name="P4"><text:span text:style-name="T7">+ logout(HttpServletRequest, HttpServletResponse)</text:span></text:p>
          <text:p text:style-name="P4"><text:span text:style-name="T7">+ addAuthenticationListener(Authenticationlistener)</text:span></text:p>
        </draw:rect>
        <draw:rect draw:style-name="gr3" draw:text-style-name="P5" draw:id="id10" draw:layer="layout" svg:width="5.5cm" svg:height="1.5cm" svg:x="20cm" svg:y="10cm">
          <text:p text:style-name="P4"><text:span text:style-name="T6">AuthenticationListener</text:span></text:p>
          <text:p text:style-name="P4"><text:span text:style-name="T7">+ onLogin(AuthenticationEvent)</text:span></text:p>
          <text:p text:style-name="P4"><text:span text:style-name="T7">+ onLogout(AuthenticationEvent)</text:span></text:p>
        </draw:rect>
        <draw:rect draw:style-name="gr3" draw:text-style-name="P5" draw:id="id3" draw:layer="layout" svg:width="4.5cm" svg:height="1cm" svg:x="7cm" svg:y="9.5cm">
          <text:p text:style-name="P4"><text:span text:style-name="T6">ServletContainerImpl</text:span></text:p>
        </draw:rect>
        <draw:rect draw:style-name="gr3" draw:text-style-name="P5" draw:id="id5" draw:layer="layout" svg:width="14.5cm" svg:height="1.5cm" svg:x="2cm" svg:y="11cm">
          <text:p text:style-name="P4"><text:span text:style-name="T6">ServletContainerContext</text:span></text:p>
          <text:p text:style-name="P4"><text:span text:style-name="T7">+ login(HttpServletRequest, HttpServletResponse, String, String, long): AuthenticationResult</text:span></text:p>
          <text:p text:style-name="P4"><text:span text:style-name="T7">+ logout(HttpServletRequest, HttpServletResponse)</text:span></text:p>
        </draw:rect>
        <draw:rect draw:style-name="gr3" draw:text-style-name="P5" draw:id="id1" draw:layer="layout" svg:width="4.5cm" svg:height="1cm" svg:x="7cm" svg:y="15.5cm">
          <text:p text:style-name="P4"><text:span text:style-name="T6">GenericAuthentication</text:span></text:p>
        </draw:rect>
        <draw:rect draw:style-name="gr3" draw:text-style-name="P5" draw:id="id9" draw:layer="layout" svg:width="4.5cm" svg:height="1cm" svg:x="20.5cm" svg:y="14cm">
          <text:p text:style-name="P4"><text:span text:style-name="T6">AuthenticationResult</text:span></text:p>
        </draw:rect>
        <draw:rect draw:style-name="gr3" draw:text-style-name="P5" draw:id="id2" draw:layer="layout" svg:width="9cm" svg:height="1cm" svg:x="17.5cm" svg:y="17.5cm">
          <text:p text:style-name="P4"><text:span text:style-name="T6">GenericAuthenticationResult</text:span></text:p>
          <text:p text:style-name="P4"><text:span text:style-name="T7">+ perform(HttpServletRequest, HttpServletResponse)</text:span></text:p>
        </draw:rect>
        <draw:rect draw:style-name="gr3" draw:text-style-name="P5" draw:id="id8" draw:layer="layout" svg:width="7cm" svg:height="1cm" svg:x="13.5cm" svg:y="15.5cm">
          <text:p text:style-name="P4"><text:span text:style-name="T6">ProgrammaticAuthenticationResult</text:span></text:p>
        </draw:rect>
        <draw:connector draw:style-name="gr4" draw:text-style-name="P6" draw:layer="layout" draw:type="line" svg:x1="11.5cm" svg:y1="16cm" svg:x2="17.5cm" svg:y2="18cm" draw:start-shape="id1" draw:end-shape="id2" svg:d="m11500 16000 6000 2000">
          <text:p/>
        </draw:connector>
        <draw:connector draw:style-name="gr5" draw:text-style-name="P6" draw:layer="layout" draw:type="line" svg:x1="9.25cm" svg:y1="9.5cm" svg:x2="10.25cm" svg:y2="8.5cm" draw:start-shape="id3" draw:end-shape="id4" svg:d="m9250 9500 1000-1000">
          <text:p/>
        </draw:connector>
        <draw:connector draw:style-name="gr4" draw:text-style-name="P6" draw:layer="layout" draw:type="line" svg:x1="9.25cm" svg:y1="10.5cm" svg:x2="9.25cm" svg:y2="11cm" draw:start-shape="id3" draw:end-shape="id5" svg:d="m9250 10500v500">
          <text:p/>
        </draw:connector>
        <draw:rect draw:style-name="gr3" draw:text-style-name="P5" draw:id="id6" draw:layer="layout" svg:width="6cm" svg:height="1cm" svg:x="2.5cm" svg:y="13.5cm">
          <text:p text:style-name="P4"><text:span text:style-name="T6">TC6ServletContainerContext</text:span></text:p>
        </draw:rect>
        <draw:rect draw:style-name="gr3" draw:text-style-name="P5" draw:id="id7" draw:layer="layout" svg:width="6cm" svg:height="1cm" svg:x="9.5cm" svg:y="13.5cm">
          <text:p text:style-name="P4"><text:span text:style-name="T6">TC7ServletContainerContext</text:span></text:p>
        </draw:rect>
        <draw:connector draw:style-name="gr5" draw:text-style-name="P6" draw:layer="layout" svg:x1="2.5cm" svg:y1="14cm" svg:x2="2cm" svg:y2="11.75cm" draw:start-shape="id6" draw:end-shape="id5" draw:end-glue-point="3" svg:d="m2500 14000h-1001v-2250h501">
          <text:p/>
        </draw:connector>
        <draw:connector draw:style-name="gr5" draw:text-style-name="P6" draw:layer="layout" draw:line-skew="2.501cm" svg:x1="12.5cm" svg:y1="13.5cm" svg:x2="16.5cm" svg:y2="11.75cm" draw:start-shape="id7" draw:start-glue-point="0" draw:end-shape="id5" draw:end-glue-point="1" svg:d="m12500 13500v-500h4501v-1250h-501">
          <text:p/>
        </draw:connector>
        <draw:connector draw:style-name="gr4" draw:text-style-name="P6" draw:layer="layout" svg:x1="8.5cm" svg:y1="14cm" svg:x2="9.25cm" svg:y2="15.5cm" draw:start-shape="id6" draw:start-glue-point="1" draw:end-shape="id1" svg:d="m8500 14000h750v1500">
          <text:p/>
        </draw:connector>
        <draw:connector draw:style-name="gr4" draw:text-style-name="P6" draw:layer="layout" svg:x1="12.5cm" svg:y1="14.5cm" svg:x2="13.5cm" svg:y2="16cm" draw:start-shape="id7" draw:end-shape="id8" svg:d="m12500 14500v1500h1000">
          <text:p/>
        </draw:connector>
        <draw:connector draw:style-name="gr5" draw:text-style-name="P6" draw:layer="layout" svg:x1="17cm" svg:y1="15.5cm" svg:x2="20.5cm" svg:y2="14.5cm" draw:start-shape="id8" draw:start-glue-point="0" draw:end-shape="id9" draw:end-glue-point="3" svg:d="m17000 15500v-1000h3500">
          <text:p/>
        </draw:connector>
        <draw:connector draw:style-name="gr5" draw:text-style-name="P6" draw:layer="layout" svg:x1="22cm" svg:y1="17.5cm" svg:x2="22.75cm" svg:y2="15cm" draw:start-shape="id2" draw:end-shape="id9" svg:d="m22000 17500v-1250h750v-1250">
          <text:p/>
        </draw:connector>
        <draw:connector draw:style-name="gr4" draw:text-style-name="P6" draw:layer="layout" svg:x1="26.5cm" svg:y1="18cm" svg:x2="25.5cm" svg:y2="10.75cm" draw:start-shape="id2" draw:start-glue-point="1" draw:end-shape="id10" svg:d="m26500 18000h501v-7250h-1501">
          <text:p/>
        </draw:connector>
        <draw:connector draw:style-name="standard" draw:layer="layout" draw:line-skew="0.5cm" svg:x1="15.5cm" svg:y1="14cm" svg:x2="20cm" svg:y2="10.75cm" draw:start-shape="id7" draw:end-shape="id10" svg:d="m15500 14000h2750v-3250h1750">
          <text:p/>
        </draw:connector>
        <draw:connector draw:style-name="gr4" draw:text-style-name="P6" draw:layer="layout" svg:x1="22.75cm" svg:y1="8.5cm" svg:x2="22.75cm" svg:y2="10cm" draw:start-shape="id11" draw:end-shape="id10" svg:d="m22750 8500v1500">
          <text:p/>
        </draw:connector>
        <draw:rect draw:style-name="gr3" draw:text-style-name="P5" draw:id="id12" draw:layer="layout" svg:width="7.5cm" svg:height="2.5cm" svg:x="1cm" svg:y="17.5cm">
          <text:p text:style-name="P4"><text:span text:style-name="T6">TicketService</text:span></text:p>
          <text:p text:style-name="P4"><text:span text:style-name="T7">+ createTicket(Credentials) : String</text:span></text:p>
          <text:p text:style-name="P4"><text:span text:style-name="T7">+ validateTicket(String, boolean) : Credentials</text:span></text:p>
          <text:p text:style-name="P4"><text:span text:style-name="T7">+ getValidityMillis() : long</text:span></text:p>
          <text:p text:style-name="P4"><text:span text:style-name="T7">+ setValidityMillis(long)</text:span></text:p>
        </draw:rect>
        <draw:connector draw:style-name="gr4" draw:text-style-name="P6" draw:layer="layout" svg:x1="9.25cm" svg:y1="16.5cm" svg:x2="8.5cm" svg:y2="18.75cm" draw:start-shape="id1" draw:start-glue-point="2" draw:end-shape="id12" draw:end-glue-point="1" svg:d="m9250 16500v2250h-750">
          <text:p/>
        </draw:connector>
        <draw:ellipse draw:style-name="gr6" draw:text-style-name="P7" draw:layer="layout" svg:width="1cm" svg:height="0.5cm" svg:x="18cm" svg:y="10.5cm">
          <text:p text:style-name="P7"><text:span text:style-name="T8">Call</text:span></text:p>
        </draw:ellipse>
        <draw:ellipse draw:style-name="gr6" draw:text-style-name="P7" draw:layer="layout" svg:width="1cm" svg:height="0.5cm" svg:x="26.5cm" svg:y="10.5cm">
          <text:p text:style-name="P7"><text:span text:style-name="T8">Call</text:span></text:p>
        </draw:ellipse>
        <draw:ellipse draw:style-name="gr6" draw:text-style-name="P7" draw:layer="layout" svg:width="2.5cm" svg:height="0.5cm" svg:x="9cm" svg:y="17.5cm">
          <text:p text:style-name="P7"><text:span text:style-name="T8">Create wci ticket</text:span></text:p>
        </draw:ellipse>
        <presentation:notes draw:style-name="dp2">
          <draw:page-thumbnail draw:style-name="gr2" draw:layer="layout" svg:width="14.848cm" svg:height="11.136cm" svg:x="3.075cm" svg:y="2.257cm" draw:page-number="5" presentation:class="page"/>
          <draw:frame presentation:style-name="pr7" draw:layer="layout" svg:width="16.799cm" svg:height="13.114cm" svg:x="2.1cm" svg:y="14.107cm" presentation:class="notes" presentation:placeholder="true">
            <draw:text-box/>
          </draw:frame>
        </presentation:notes>
      </draw:page>
      <draw:page draw:name="page6" draw:style-name="dp1" draw:master-page-name="Standard" presentation:presentation-page-layout-name="AL4T19">
        <draw:frame presentation:style-name="pr8" draw:text-style-name="P1" draw:layer="layout" svg:width="25.199cm" svg:height="3.256cm" svg:x="1.4cm" svg:y="0.962cm" presentation:class="title">
          <draw:text-box>
            <text:p text:style-name="P1"><text:span text:style-name="T1">WCI Authentication and GateIn</text:span></text:p>
          </draw:text-box>
        </draw:frame>
        <draw:rect draw:style-name="gr3" draw:text-style-name="P6" draw:id="id14" draw:layer="layout" svg:width="5cm" svg:height="1cm" svg:x="11cm" svg:y="12.5cm">
          <text:p text:style-name="P6">GateIn portal</text:p>
        </draw:rect>
        <draw:rect draw:style-name="gr3" draw:text-style-name="P6" draw:id="id15" draw:layer="layout" svg:width="5cm" svg:height="1cm" svg:x="11cm" svg:y="7.5cm">
          <text:p text:style-name="P6">WCI</text:p>
        </draw:rect>
        <draw:custom-shape draw:style-name="gr7" draw:text-style-name="P6" draw:id="id13" draw:layer="layout" svg:width="1cm" svg:height="1cm" svg:x="13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8" draw:text-style-name="P8" draw:layer="layout" svg:width="2cm" svg:height="0.721cm" svg:x="12.5cm" svg:y="17.279cm">
          <draw:text-box>
            <text:p text:style-name="P8"><text:span text:style-name="T6">User</text:span></text:p>
          </draw:text-box>
        </draw:frame>
        <draw:connector draw:style-name="gr5" draw:text-style-name="P6" draw:layer="layout" draw:type="curve" svg:x1="13cm" svg:y1="16.5cm" svg:x2="11cm" svg:y2="13cm" draw:start-shape="id13" draw:start-glue-point="6" draw:end-shape="id14" svg:d="m13000 16500c-3751 0-2751-3500-2000-3500">
          <text:p/>
        </draw:connector>
        <draw:connector draw:style-name="gr5" draw:text-style-name="P6" draw:layer="layout" draw:type="curve" svg:x1="11cm" svg:y1="13cm" svg:x2="11cm" svg:y2="8cm" draw:start-shape="id14" draw:start-glue-point="3" draw:end-shape="id15" draw:end-glue-point="3" svg:d="m11000 13000c-751 0-751-5000 0-5000">
          <text:p/>
        </draw:connector>
        <draw:ellipse draw:style-name="gr6" draw:text-style-name="P9" draw:layer="layout" svg:width="3cm" svg:height="1.5cm" svg:x="9cm" svg:y="15cm">
          <text:p text:style-name="P6"><text:span text:style-name="T9">Request</text:span></text:p>
          <text:p text:style-name="P6"><text:span text:style-name="T9">authentication</text:span></text:p>
        </draw:ellipse>
        <draw:ellipse draw:style-name="gr6" draw:text-style-name="P9" draw:layer="layout" svg:width="3cm" svg:height="1.5cm" svg:x="8.5cm" svg:y="9.5cm">
          <text:p text:style-name="P6"><text:span text:style-name="T9">Delegate</text:span></text:p>
          <text:p text:style-name="P6"><text:span text:style-name="T9">authentication</text:span></text:p>
        </draw:ellipse>
        <draw:connector draw:style-name="gr5" draw:text-style-name="P6" draw:layer="layout" draw:type="curve" svg:x1="16cm" svg:y1="8cm" svg:x2="16cm" svg:y2="13cm" draw:start-shape="id15" draw:end-shape="id14" draw:end-glue-point="1" svg:d="m16000 8000c751 0 751 5000 0 5000">
          <text:p/>
        </draw:connector>
        <draw:connector draw:style-name="gr5" draw:text-style-name="P6" draw:layer="layout" draw:type="curve" svg:x1="16cm" svg:y1="13cm" svg:x2="14cm" svg:y2="16.5cm" draw:start-shape="id14" draw:start-glue-point="1" draw:end-shape="id13" draw:end-glue-point="10" svg:d="m16000 13000c751 0 1751 3500-2000 3500">
          <text:p/>
        </draw:connector>
        <draw:ellipse draw:style-name="gr6" draw:text-style-name="P9" draw:layer="layout" svg:width="4cm" svg:height="2cm" svg:x="14cm" svg:y="9.5cm">
          <text:p text:style-name="P6"><text:span text:style-name="T9">Return the correct</text:span></text:p>
          <text:p text:style-name="P6"><text:span text:style-name="T9">AuthenticationResult</text:span></text:p>
          <text:p text:style-name="P6"><text:span text:style-name="T9">related to the servlet</text:span></text:p>
          <text:p text:style-name="P6"><text:span text:style-name="T9">implemenation </text:span></text:p>
        </draw:ellipse>
        <draw:ellipse draw:style-name="gr6" draw:text-style-name="P9" draw:layer="layout" svg:width="4cm" svg:height="2cm" svg:x="14.5cm" svg:y="14.5cm">
          <text:p text:style-name="P6"><text:span text:style-name="T9">Redirect the user</text:span></text:p>
          <text:p text:style-name="P6"><text:span text:style-name="T9">according to the WCI</text:span></text:p>
          <text:p text:style-name="P6"><text:span text:style-name="T9">response</text:span></text:p>
        </draw:ellipse>
        <presentation:notes draw:style-name="dp2">
          <draw:page-thumbnail draw:style-name="gr2" draw:layer="layout" svg:width="14.848cm" svg:height="11.136cm" svg:x="3.075cm" svg:y="2.257cm" draw:page-number="6" presentation:class="page"/>
          <draw:frame presentation:style-name="pr7" draw:layer="layout" svg:width="16.799cm" svg:height="13.114cm" svg:x="2.1cm" svg:y="14.107cm" presentation:class="notes" presentation:placeholder="true">
            <draw:text-box/>
          </draw:frame>
        </presentation:notes>
      </draw:page>
      <draw:page draw:name="page7"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draw:text-box>
            <text:p text:style-name="P1"><text:span text:style-name="T1">GateIn Authentication</text:span></text:p>
          </draw:text-box>
        </draw:frame>
        <draw:rect draw:style-name="gr9" draw:text-style-name="P6" draw:layer="layout" svg:width="7cm" svg:height="6.5cm" svg:x="4cm" svg:y="6cm">
          <text:p text:style-name="P6">WCI</text:p>
        </draw:rect>
        <draw:rect draw:style-name="gr9" draw:text-style-name="P6" draw:layer="layout" svg:width="7cm" svg:height="6.5cm" svg:x="16.5cm" svg:y="6cm">
          <text:p text:style-name="P6">GateIn</text:p>
        </draw:rect>
        <draw:custom-shape draw:style-name="gr7" draw:text-style-name="P8" draw:id="id16" draw:layer="layout" svg:width="5cm" svg:height="1cm" svg:x="5cm" svg:y="7.5cm">
          <text:p text:style-name="P6"><text:span text:style-name="T6">WCILogin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id="id20" draw:layer="layout" svg:width="5cm" svg:height="1cm" svg:x="5cm" svg:y="9cm">
          <text:p text:style-name="P6"><text:span text:style-name="T6">WCILogin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id="id21" draw:layer="layout" svg:width="5cm" svg:height="1cm" svg:x="5cm" svg:y="10.5cm">
          <text:p text:style-name="P6"><text:span text:style-name="T6">Servlet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id="id17" draw:layer="layout" svg:width="4cm" svg:height="1cm" svg:x="5.5cm" svg:y="4.5cm">
          <text:p text:style-name="P6"><text:span text:style-name="T6">JA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id="id18" draw:layer="layout" svg:width="5cm" svg:height="1cm" svg:x="17.5cm" svg:y="7.5cm">
          <text:p text:style-name="P6"><text:span text:style-name="T6">PortalLogin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id="id19" draw:layer="layout" svg:width="5cm" svg:height="1cm" svg:x="17.5cm" svg:y="9cm">
          <text:p text:style-name="P6"><text:span text:style-name="T6">PortalLogin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id="id24" draw:layer="layout" svg:width="5cm" svg:height="1cm" svg:x="17.5cm" svg:y="10.5cm">
          <text:p text:style-name="P6"><text:span text:style-name="T6">InitiateLoginServl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draw:id="id26" draw:layer="layout" svg:width="1cm" svg:height="1cm" svg:x="13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6" draw:layer="layout" draw:type="curve" svg:x1="5cm" svg:y1="8cm" svg:x2="5.5cm" svg:y2="5cm" draw:start-shape="id16" draw:start-glue-point="3" draw:end-shape="id17" svg:d="m5000 8000c-751 0-1001-3000 500-3000">
          <text:p/>
        </draw:connector>
        <draw:connector draw:style-name="gr5" draw:text-style-name="P6" draw:layer="layout" draw:type="lines" svg:x1="17.5cm" svg:y1="8cm" svg:x2="10cm" svg:y2="8cm" draw:start-shape="id18" draw:end-shape="id16" svg:d="m17500 8000h-501-6497-502">
          <text:p/>
        </draw:connector>
        <draw:connector draw:style-name="gr5" draw:text-style-name="P6" draw:layer="layout" draw:type="lines" svg:x1="17.5cm" svg:y1="9.5cm" svg:x2="10cm" svg:y2="9.5cm" draw:start-shape="id19" draw:end-shape="id20" svg:d="m17500 9500h-501-6497-502">
          <text:p/>
        </draw:connector>
        <draw:custom-shape draw:style-name="gr7" draw:text-style-name="P8" draw:id="id22" draw:layer="layout" svg:width="4cm" svg:height="2cm" svg:x="5.5cm" svg:y="14.5cm">
          <text:p text:style-name="P6"><text:span text:style-name="T6">Servlet API</text:span></text:p>
          <text:p text:style-name="P6"><text:span text:style-name="T6">version</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6" draw:layer="layout" draw:type="curve" svg:x1="10cm" svg:y1="11cm" svg:x2="9.5cm" svg:y2="15.5cm" draw:start-shape="id21" draw:start-glue-point="1" draw:end-shape="id22" svg:d="m10000 11000c753 0 1003 4500-500 4500">
          <text:p/>
        </draw:connector>
        <draw:custom-shape draw:style-name="gr7" draw:text-style-name="P8" draw:id="id23" draw:layer="layout" svg:width="4cm" svg:height="1cm" svg:x="5.5cm" svg:y="19.5cm">
          <text:p text:style-name="P6"><text:span text:style-name="T6">Servlet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6" draw:layer="layout" draw:type="curve" svg:x1="7.5cm" svg:y1="16.5cm" svg:x2="7.5cm" svg:y2="19.5cm" draw:start-shape="id22" draw:end-shape="id23" svg:d="m7500 16500v3000">
          <text:p/>
        </draw:connector>
        <draw:connector draw:style-name="gr12" draw:text-style-name="P6" draw:layer="layout" draw:type="curve" svg:x1="5.5cm" svg:y1="15.5cm" svg:x2="5cm" svg:y2="11cm" draw:start-shape="id22" draw:end-shape="id21" draw:end-glue-point="3" svg:d="m5500 15500c-1501 0-1251-4500-500-4500">
          <text:p/>
        </draw:connector>
        <draw:connector draw:style-name="gr12" draw:text-style-name="P6" draw:layer="layout" draw:type="curve" draw:line-skew="0.251cm" svg:x1="20cm" svg:y1="10.5cm" svg:x2="7.5cm" svg:y2="10.5cm" draw:start-shape="id24" draw:start-glue-point="0" draw:end-shape="id21" draw:end-glue-point="0" svg:d="m20000 10500c0-375-12500-375-12500 0">
          <text:p/>
        </draw:connector>
        <draw:connector draw:style-name="gr12" draw:text-style-name="P6" draw:layer="layout" draw:type="curve" draw:line-skew="-0.253cm" svg:x1="7.5cm" svg:y1="11.5cm" svg:x2="20cm" svg:y2="11.5cm" draw:start-shape="id21" draw:end-shape="id24" draw:end-glue-point="2" svg:d="m7500 11500c0 373 12500 373 12500 0">
          <text:p/>
        </draw:connector>
        <draw:ellipse draw:style-name="gr6" draw:text-style-name="P9" draw:layer="layout" svg:width="4.5cm" svg:height="0.5cm" svg:x="11.5cm" svg:y="10cm">
          <text:p text:style-name="P6"><text:span text:style-name="T9">Login/Logout</text:span></text:p>
        </draw:ellipse>
        <draw:ellipse draw:style-name="gr3" draw:text-style-name="P9" draw:layer="layout" svg:width="4.5cm" svg:height="0.5cm" svg:x="11.5cm" svg:y="11.5cm">
          <text:p text:style-name="P6"><text:span text:style-name="T9">AuthenticationResult</text:span></text:p>
        </draw:ellipse>
        <draw:connector draw:style-name="gr12" draw:text-style-name="P6" draw:layer="layout" draw:type="curve" draw:line-skew="2.997cm" svg:x1="9.5cm" svg:y1="20cm" svg:x2="22.5cm" svg:y2="8cm" draw:start-shape="id23" draw:end-shape="id18" draw:end-glue-point="1" svg:d="m9500 20000c24748 0 18248-12000 13000-12000">
          <text:p/>
        </draw:connector>
        <draw:custom-shape draw:style-name="gr7" draw:text-style-name="P8" draw:id="id25" draw:layer="layout" svg:width="5.5cm" svg:height="2cm" svg:x="17cm" svg:y="13.5cm">
          <text:p text:style-name="P6"><text:span text:style-name="T6">AuthenticationResult</text:span></text:p>
          <text:p text:style-name="P6"><text:span text:style-name="T6">typ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text-style-name="P6" draw:layer="layout" draw:type="curve" svg:x1="22.5cm" svg:y1="11cm" svg:x2="19.75cm" svg:y2="13.5cm" draw:start-shape="id24" draw:start-glue-point="1" draw:end-shape="id25" draw:end-glue-point="4" svg:d="m22500 11000c753 0 627 751-248 1001s-2502 1-2502 1499">
          <text:p/>
        </draw:connector>
        <draw:connector draw:style-name="gr12" draw:text-style-name="P6" draw:layer="layout" draw:type="curve" svg:x1="13.854cm" svg:y1="16.146cm" svg:x2="17.5cm" svg:y2="11cm" draw:start-shape="id26" draw:start-glue-point="11" draw:end-shape="id24" draw:end-glue-point="3" svg:d="m13854 16146c2844 0 1021-5146 3646-5146">
          <text:p/>
        </draw:connector>
        <draw:custom-shape draw:style-name="gr7" draw:text-style-name="P8" draw:layer="layout" svg:width="4cm" svg:height="2cm" svg:x="5.5cm" svg:y="14.5cm">
          <text:p text:style-name="P6"><text:span text:style-name="T6">Servlet API</text:span></text:p>
          <text:p text:style-name="P6"><text:span text:style-name="T6">version</text:span></text:p>
          <draw:enhanced-geometry svg:viewBox="0 0 21600 21600" draw:glue-points="10800 0 0 10800 10800 21600 21600 10800" draw:text-areas="5400 5400 16200 16200" draw:type="diamond" draw:enhanced-path="M 10800 0 L 21600 10800 10800 21600 0 10800 10800 0 Z N"/>
        </draw:custom-shape>
        <draw:ellipse draw:style-name="gr6" draw:text-style-name="P9" draw:layer="layout" svg:width="4.5cm" svg:height="0.5cm" svg:x="8.5cm" svg:y="13.5cm">
          <text:p text:style-name="P6"><text:span text:style-name="T9">Servlet implementation</text:span></text:p>
        </draw:ellipse>
        <draw:ellipse draw:style-name="gr3" draw:text-style-name="P9" draw:layer="layout" svg:width="4.5cm" svg:height="0.5cm" svg:x="11.5cm" svg:y="11.5cm">
          <text:p text:style-name="P6"><text:span text:style-name="T9">AuthenticationResult</text:span></text:p>
        </draw:ellipse>
        <draw:ellipse draw:style-name="gr3" draw:text-style-name="P9" draw:layer="layout" svg:width="4.5cm" svg:height="0.5cm" svg:x="11.5cm" svg:y="11.5cm">
          <text:p text:style-name="P6"><text:span text:style-name="T9">AuthenticationResult</text:span></text:p>
        </draw:ellipse>
        <draw:ellipse draw:style-name="gr6" draw:text-style-name="P9" draw:layer="layout" svg:width="4.5cm" svg:height="0.5cm" svg:x="11.5cm" svg:y="11.5cm">
          <text:p text:style-name="P6"><text:span text:style-name="T9">AuthenticationResult</text:span></text:p>
        </draw:ellipse>
        <draw:ellipse draw:style-name="gr6" draw:text-style-name="P9" draw:layer="layout" svg:width="4.5cm" svg:height="0.5cm" svg:x="2.5cm" svg:y="13.5cm">
          <text:p text:style-name="P6"><text:span text:style-name="T9">Servlet 2.5</text:span></text:p>
        </draw:ellipse>
        <draw:ellipse draw:style-name="gr6" draw:text-style-name="P9" draw:layer="layout" svg:width="4.5cm" svg:height="0.5cm" svg:x="11cm" svg:y="19.5cm">
          <text:p text:style-name="P6"><text:span text:style-name="T9">Use</text:span></text:p>
        </draw:ellipse>
        <draw:ellipse draw:style-name="gr6" draw:text-style-name="P9" draw:layer="layout" svg:width="4cm" svg:height="0.5cm" svg:x="5.5cm" svg:y="18cm">
          <text:p text:style-name="P6"><text:span text:style-name="T9">Servlet 3.0</text:span></text:p>
        </draw:ellipse>
        <draw:connector draw:style-name="gr12" draw:text-style-name="P6" draw:layer="layout" draw:type="curve" draw:line-skew="0.5cm" svg:x1="17cm" svg:y1="14.5cm" svg:x2="14cm" svg:y2="16.5cm" draw:start-shape="id25" draw:end-shape="id26" draw:end-glue-point="10" svg:d="m17000 14500c-1500 0 0 2000-3000 2000">
          <text:p/>
        </draw:connector>
        <draw:circle draw:style-name="gr3" draw:text-style-name="P8" draw:id="id27" draw:layer="layout" svg:width="2cm" svg:height="2cm" svg:x="24cm" svg:y="13cm">
          <text:p text:style-name="P8"><text:span text:style-name="T6">Generic</text:span></text:p>
        </draw:circle>
        <draw:connector draw:style-name="gr12" draw:text-style-name="P6" draw:layer="layout" draw:type="curve" svg:x1="22.5cm" svg:y1="14.5cm" svg:x2="24cm" svg:y2="14cm" draw:start-shape="id25" draw:start-glue-point="7" draw:end-shape="id27" svg:d="m22500 14500c1126 0 377-500 1500-500">
          <text:p/>
        </draw:connector>
        <draw:connector draw:style-name="gr12" draw:text-style-name="P6" draw:layer="layout" draw:type="curve" draw:line-skew="0.626cm" svg:x1="25cm" svg:y1="13cm" svg:x2="20cm" svg:y2="7.5cm" draw:start-shape="id27" draw:end-shape="id18" draw:end-glue-point="0" svg:d="m25000 13000c0-8062-5000-5313-5000-5500">
          <text:p/>
        </draw:connector>
        <draw:connector draw:style-name="gr12" draw:text-style-name="P6" draw:layer="layout" draw:type="curve" svg:x1="25cm" svg:y1="15cm" svg:x2="13.5cm" svg:y2="17cm" draw:start-shape="id27" draw:end-shape="id26" draw:end-glue-point="8" svg:d="m25000 15000c0 3751-11500 2751-11500 2000">
          <text:p/>
        </draw:connector>
        <draw:ellipse draw:style-name="gr6" draw:text-style-name="P9" draw:layer="layout" svg:width="4.5cm" svg:height="0.5cm" svg:x="13.5cm" svg:y="13cm">
          <text:p text:style-name="P6"><text:span text:style-name="T9">Request login/logout</text:span></text:p>
        </draw:ellipse>
        <draw:ellipse draw:style-name="gr6" draw:text-style-name="P9" draw:layer="layout" svg:width="1.5cm" svg:height="0.5cm" svg:x="22cm" svg:y="11.5cm">
          <text:p text:style-name="P6"><text:span text:style-name="T9">test</text:span></text:p>
        </draw:ellipse>
        <draw:ellipse draw:style-name="gr6" draw:text-style-name="P9" draw:layer="layout" svg:width="4.5cm" svg:height="0.5cm" svg:x="21cm" svg:y="6.5cm">
          <text:p text:style-name="P6"><text:span text:style-name="T9">Perform authentication</text:span></text:p>
        </draw:ellipse>
        <draw:ellipse draw:style-name="gr6" draw:text-style-name="P9" draw:layer="layout" svg:width="4.5cm" svg:height="1cm" svg:x="15cm" svg:y="15.5cm">
          <text:p text:style-name="P6"><text:span text:style-name="T9">Programmatic redirect</text:span></text:p>
          <text:p text:style-name="P6"><text:span text:style-name="T9">to the resource</text:span></text:p>
        </draw:ellipse>
        <draw:frame draw:style-name="gr1" draw:text-style-name="P10" draw:layer="layout" svg:width="0.5cm" svg:height="0.645cm" svg:x="24.5cm" svg:y="12.355cm">
          <draw:text-box>
            <text:p text:style-name="P10"><text:span text:style-name="T9">1</text:span></text:p>
          </draw:text-box>
        </draw:frame>
        <draw:frame draw:style-name="gr1" draw:text-style-name="P10" draw:layer="layout" svg:width="0.5cm" svg:height="0.645cm" svg:x="24.5cm" svg:y="14.855cm">
          <draw:text-box>
            <text:p text:style-name="P10"><text:span text:style-name="T9">2</text:span></text:p>
          </draw:text-box>
        </draw:frame>
        <draw:ellipse draw:style-name="gr6" draw:text-style-name="P9" draw:layer="layout" svg:width="4.5cm" svg:height="1cm" svg:x="15cm" svg:y="17cm">
          <text:p text:style-name="P6"><text:span text:style-name="T9">After JAAS, redirect</text:span></text:p>
          <text:p text:style-name="P6"><text:span text:style-name="T9">to the resource</text:span></text:p>
        </draw:ellipse>
        <draw:rect draw:style-name="gr13" draw:text-style-name="P9" draw:id="id28" draw:layer="layout" svg:width="3.5cm" svg:height="0.5cm" svg:x="15cm" svg:y="4.5cm">
          <text:p text:style-name="P6"><text:span text:style-name="T9">Optional login module</text:span></text:p>
        </draw:rect>
        <draw:rect draw:style-name="gr13" draw:text-style-name="P9" draw:id="id29" draw:layer="layout" svg:width="2cm" svg:height="0.5cm" svg:x="14cm" svg:y="8.5cm">
          <text:p text:style-name="P6"><text:span text:style-name="T9">/login</text:span></text:p>
        </draw:rect>
        <draw:connector draw:style-name="gr4" draw:text-style-name="P6" draw:layer="layout" draw:type="curve" draw:line-skew="0.75cm" svg:x1="16.75cm" svg:y1="5cm" svg:x2="20cm" svg:y2="7.5cm" draw:start-shape="id28" draw:end-shape="id18" svg:d="m16750 5000c0 3000 3250 1750 3250 2500">
          <text:p/>
        </draw:connector>
        <draw:connector draw:style-name="gr4" draw:text-style-name="P6" draw:layer="layout" draw:type="curve" draw:line-skew="0cm 0.189cm" svg:x1="16cm" svg:y1="8.75cm" svg:x2="20cm" svg:y2="9cm" draw:start-shape="id29" draw:start-glue-point="1" draw:end-shape="id19" draw:end-glue-point="0" svg:d="m16000 8750c1125 0 937-31 1656-85s2344-133 2344 335">
          <text:p/>
        </draw:connector>
        <draw:frame draw:style-name="gr8" draw:text-style-name="P8" draw:layer="layout" svg:width="2cm" svg:height="0.721cm" svg:x="11.5cm" svg:y="16.279cm">
          <draw:text-box>
            <text:p text:style-name="P8"><text:span text:style-name="T6">User</text:span></text:p>
          </draw:text-box>
        </draw:frame>
        <draw:rect draw:style-name="gr13" draw:text-style-name="P9" draw:id="id30" draw:layer="layout" svg:width="2cm" svg:height="0.5cm" svg:x="24.5cm" svg:y="7.5cm">
          <text:p text:style-name="P6"><text:span text:style-name="T9">/initiatelogin</text:span></text:p>
        </draw:rect>
        <draw:connector draw:style-name="gr4" draw:text-style-name="P6" draw:layer="layout" draw:type="curve" svg:x1="24.5cm" svg:y1="7.75cm" svg:x2="22.5cm" svg:y2="9.5cm" draw:start-shape="id30" draw:end-shape="id19" svg:d="m24500 7750c-1498 0-499 1750-2000 1750">
          <text:p/>
        </draw:connector>
        <presentation:notes draw:style-name="dp2">
          <draw:page-thumbnail draw:style-name="gr2"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Standard" presentation:presentation-page-layout-name="AL4T19">
        <office:forms form:automatic-focus="false" form:apply-design-mode="false"/>
        <draw:rect draw:style-name="gr14" draw:text-style-name="P6" draw:layer="layout" svg:width="3.5cm" svg:height="1.5cm" svg:x="9.5cm" svg:y="5cm">
          <text:p/>
        </draw:rect>
        <draw:rect draw:style-name="gr14" draw:text-style-name="P6" draw:layer="layout" svg:width="24.5cm" svg:height="4cm" svg:x="2.5cm" svg:y="14cm">
          <text:p/>
        </draw:rect>
        <draw:rect draw:style-name="gr15" draw:text-style-name="P6" draw:layer="layout" svg:width="24.5cm" svg:height="1cm" svg:x="2.5cm" svg:y="11.5cm">
          <text:p/>
        </draw:rect>
        <draw:rect draw:style-name="gr15" draw:text-style-name="P6" draw:layer="layout" svg:width="24.5cm" svg:height="2cm" svg:x="2.5cm" svg:y="7.5cm">
          <text:p/>
        </draw:rect>
        <draw:frame presentation:style-name="pr8" draw:text-style-name="P1" draw:layer="layout" svg:width="25.199cm" svg:height="3.256cm" svg:x="1.4cm" svg:y="0.962cm" presentation:class="title" presentation:user-transformed="true">
          <draw:text-box>
            <text:p text:style-name="P1"><text:span text:style-name="T1">Authentication with Form</text:span></text:p>
          </draw:text-box>
        </draw:frame>
        <draw:rect draw:style-name="gr4" draw:text-style-name="P6" draw:layer="layout" svg:width="0.5cm" svg:height="13.5cm" svg:x="3cm" svg:y="5cm">
          <text:p/>
        </draw:rect>
        <draw:rect draw:style-name="gr4" draw:text-style-name="P6" draw:layer="layout" svg:width="0.5cm" svg:height="13.5cm" svg:x="7cm" svg:y="5cm">
          <text:p/>
        </draw:rect>
        <draw:rect draw:style-name="gr4" draw:text-style-name="P6" draw:layer="layout" svg:width="0.5cm" svg:height="13.5cm" svg:x="13.5cm" svg:y="5cm">
          <text:p/>
        </draw:rect>
        <draw:frame draw:style-name="gr1" draw:text-style-name="P10" draw:layer="layout" svg:width="4cm" svg:height="0.645cm" svg:x="3cm" svg:y="4.355cm">
          <draw:text-box>
            <text:p text:style-name="P10"><text:span text:style-name="T9">User on form</text:span></text:p>
          </draw:text-box>
        </draw:frame>
        <draw:frame draw:style-name="gr1" draw:text-style-name="P10" draw:layer="layout" svg:width="4cm" svg:height="0.645cm" svg:x="13.5cm" svg:y="4.355cm">
          <draw:text-box>
            <text:p text:style-name="P10"><text:span text:style-name="T9">WCI</text:span></text:p>
          </draw:text-box>
        </draw:frame>
        <draw:frame draw:style-name="gr16" draw:text-style-name="P10" draw:layer="layout" svg:width="4cm" svg:height="0.645cm" svg:x="19cm" svg:y="12.855cm">
          <draw:text-box>
            <text:p text:style-name="P10"><text:span text:style-name="T9">PortalLoginModule</text:span></text:p>
          </draw:text-box>
        </draw:frame>
        <draw:rect draw:style-name="gr4" draw:text-style-name="P6" draw:layer="layout" svg:width="0.5cm" svg:height="13.5cm" svg:x="24cm" svg:y="5cm">
          <text:p/>
        </draw:rect>
        <draw:frame draw:style-name="gr1" draw:text-style-name="P10" draw:layer="layout" svg:width="6.5cm" svg:height="0.645cm" svg:x="7cm" svg:y="4.355cm">
          <draw:text-box>
            <text:p text:style-name="P10"><text:span text:style-name="T9">InitiateLoginServlet (/initiatelogin)</text:span></text:p>
          </draw:text-box>
        </draw:frame>
        <draw:rect draw:style-name="gr4" draw:text-style-name="P6" draw:layer="layout" svg:width="0.5cm" svg:height="8cm" svg:x="18.5cm" svg:y="5cm">
          <text:p/>
        </draw:rect>
        <draw:frame draw:style-name="gr1" draw:text-style-name="P10" draw:layer="layout" svg:width="4cm" svg:height="0.645cm" svg:x="24cm" svg:y="4.355cm">
          <draw:text-box>
            <text:p text:style-name="P10"><text:span text:style-name="T9">/portal/private/classic</text:span></text:p>
          </draw:text-box>
        </draw:frame>
        <draw:circle draw:style-name="gr17" draw:text-style-name="P9" draw:layer="layout" svg:width="1cm" svg:height="1cm" svg:x="24cm" svg:y="11.5cm">
          <text:p text:style-name="P6"><text:span text:style-name="T9">End</text:span></text:p>
        </draw:circle>
        <draw:circle draw:style-name="gr17" draw:text-style-name="P9" draw:layer="layout" svg:width="1cm" svg:height="1cm" svg:x="24cm" svg:y="16cm">
          <text:p text:style-name="P6"><text:span text:style-name="T9">End</text:span></text:p>
        </draw:circle>
        <draw:rect draw:style-name="gr15" draw:text-style-name="P6" draw:layer="layout" svg:width="0.5cm" svg:height="0.5cm" svg:x="1cm" svg:y="19cm">
          <text:p/>
        </draw:rect>
        <draw:rect draw:style-name="gr14" draw:text-style-name="P6" draw:layer="layout" svg:width="0.5cm" svg:height="0.5cm" svg:x="4.564cm" svg:y="19cm">
          <text:p/>
        </draw:rect>
        <draw:frame draw:style-name="gr18" draw:text-style-name="P10" draw:layer="layout" svg:width="2.936cm" svg:height="0.645cm" svg:x="1.5cm" svg:y="19cm">
          <draw:text-box>
            <text:p text:style-name="P10"><text:span text:style-name="T9">Servlet 3.0</text:span></text:p>
          </draw:text-box>
        </draw:frame>
        <draw:frame draw:style-name="gr18" draw:text-style-name="P10" draw:layer="layout" svg:width="2.936cm" svg:height="0.645cm" svg:x="5.064cm" svg:y="19cm">
          <draw:text-box>
            <text:p text:style-name="P10"><text:span text:style-name="T9">Servlet 2.5</text:span></text:p>
          </draw:text-box>
        </draw:frame>
        <draw:rect draw:style-name="gr4" draw:text-style-name="P6" draw:layer="layout" svg:width="0.5cm" svg:height="5cm" svg:x="18.5cm" svg:y="13.5cm">
          <text:p/>
        </draw:rect>
        <draw:custom-shape draw:style-name="gr19" draw:text-style-name="P9" draw:layer="layout" svg:width="3cm" svg:height="1cm" svg:x="18.5cm" svg:y="8cm">
          <text:p text:style-name="P6"><text:span text:style-name="T9">Authenticated</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9" draw:layer="layout" svg:width="3cm" svg:height="1cm" svg:x="18.5cm" svg:y="15cm">
          <text:p text:style-name="P6"><text:span text:style-name="T9">Authenticated</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0" draw:layer="layout" svg:width="4cm" svg:height="0.645cm" svg:x="18.5cm" svg:y="4.355cm">
          <draw:text-box>
            <text:p text:style-name="P10"><text:span text:style-name="T9">JAASRealm</text:span></text:p>
          </draw:text-box>
        </draw:frame>
        <draw:custom-shape draw:style-name="gr10" draw:text-style-name="P9" draw:layer="layout" svg:width="3.5cm" svg:height="1cm" svg:x="3.5cm" svg:y="5.5cm">
          <text:p text:style-name="P6"><text:span text:style-name="T9">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6cm" svg:height="1cm" svg:x="7.5cm" svg:y="6cm">
          <text:p text:style-name="P9"><text:span text:style-name="T9">.login()</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4.5cm" svg:height="1cm" svg:x="14cm" svg:y="8cm">
          <text:p text:style-name="P6"><text:span text:style-name="T9">Call JAAS</text:span></text:p>
          <draw:enhanced-geometry svg:viewBox="0 0 21600 21600" draw:text-areas="0 ?f0 ?f5 ?f2" draw:type="right-arrow" draw:modifiers="17775.2499444568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6cm" svg:height="1cm" svg:x="7.5cm" svg:y="10cm">
          <text:p text:style-name="P6"><text:span text:style-name="T9">AuthenticationResult</text:span></text:p>
          <draw:enhanced-geometry svg:viewBox="0 0 21600 21600" draw:text-areas="0 ?f0 ?f5 ?f2" draw:mirror-horizontal="true" draw:type="right-arrow" draw:modifiers="18731.2781203133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16.5cm" svg:height="1cm" svg:x="7.5cm" svg:y="11.5cm">
          <text:p text:style-name="P4"><text:span text:style-name="T9">If ProgrammaticResult : redirect to the resource</text:span></text:p>
          <draw:enhanced-geometry svg:viewBox="0 0 21600 21600" draw:text-areas="0 ?f0 ?f5 ?f2" draw:type="right-arrow" draw:modifiers="20548.86370523 5351.4485514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6cm" svg:height="1cm" svg:x="7.5cm" svg:y="14cm">
          <text:p text:style-name="P4"><text:span text:style-name="T9">If GenericResult : .perform()</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4.5cm" svg:height="1cm" svg:x="14cm" svg:y="15cm">
          <text:p text:style-name="P6"><text:span text:style-name="T9">Call JAAS</text:span></text:p>
          <draw:enhanced-geometry svg:viewBox="0 0 21600 21600" draw:text-areas="0 ?f0 ?f5 ?f2" draw:type="right-arrow" draw:modifiers="17237.7693845812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16.5cm" svg:height="1cm" svg:x="7.5cm" svg:y="16cm">
          <text:p text:style-name="P6"><text:span text:style-name="T9">Redirect to the resoruce</text:span></text:p>
          <draw:enhanced-geometry svg:viewBox="0 0 21600 21600" draw:text-areas="0 ?f0 ?f5 ?f2" draw:type="right-arrow" draw:modifiers="20548.86370523 5351.448551448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9" draw:layer="layout" svg:width="2.5cm" svg:height="0.5cm" svg:x="10cm" svg:y="5.5cm">
          <text:p text:style-name="P6"><text:span text:style-name="T9">Create ticket</text:span></text:p>
          <draw:enhanced-geometry svg:viewBox="0 0 21600 21600" draw:glue-points="10800 0 0 10800 10800 21600 21600 10800" draw:path-stretchpoint-x="10800" draw:path-stretchpoint-y="10800" draw:text-areas="?f12 ?f13 ?f14 ?f15" draw:mirror-horizontal="false" draw:mirror-vertical="false"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 draw:text-style-name="P9" draw:layer="layout" svg:width="2.5cm" svg:height="0.5cm" svg:x="17.5cm" svg:y="14.5cm">
          <text:p text:style-name="P6"><text:span text:style-name="T9">Validate ticket</text:span></text:p>
          <draw:enhanced-geometry svg:viewBox="0 0 21600 21600" draw:glue-points="10800 0 0 10800 10800 21600 21600 10800" draw:path-stretchpoint-x="10800" draw:path-stretchpoint-y="10800" draw:text-areas="?f12 ?f13 ?f14 ?f15" draw:mirror-horizontal="false" draw:mirror-vertical="false"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1" draw:master-page-name="Standard" presentation:presentation-page-layout-name="AL4T19">
        <office:forms form:automatic-focus="false" form:apply-design-mode="false"/>
        <draw:rect draw:style-name="gr4" draw:text-style-name="P6" draw:layer="layout" svg:width="0.5cm" svg:height="10.5cm" svg:x="16.5cm" svg:y="5cm">
          <text:p/>
        </draw:rect>
        <draw:connector draw:style-name="gr5" draw:text-style-name="P6" draw:layer="layout" draw:type="curve" draw:line-skew="9.124cm" svg:x1="17cm" svg:y1="10cm" svg:x2="12cm" svg:y2="11cm" draw:end-shape="id31" draw:end-glue-point="1" svg:d="m17000 10000c10312 0 12812 1000-5000 1000">
          <text:p/>
        </draw:connector>
        <draw:frame presentation:style-name="pr8" draw:text-style-name="P1" draw:layer="layout" svg:width="25.199cm" svg:height="3.256cm" svg:x="1.4cm" svg:y="0.962cm" presentation:class="title" presentation:user-transformed="true">
          <draw:text-box>
            <text:p text:style-name="P1"><text:span text:style-name="T1">Authentication with URL</text:span></text:p>
          </draw:text-box>
        </draw:frame>
        <draw:rect draw:style-name="gr4" draw:text-style-name="P6" draw:layer="layout" svg:width="0.5cm" svg:height="10.5cm" svg:x="3cm" svg:y="5cm">
          <text:p/>
        </draw:rect>
        <draw:rect draw:style-name="gr4" draw:text-style-name="P6" draw:layer="layout" svg:width="0.5cm" svg:height="10.5cm" svg:x="7cm" svg:y="5cm">
          <text:p/>
        </draw:rect>
        <draw:rect draw:style-name="gr4" draw:text-style-name="P6" draw:layer="layout" svg:width="0.5cm" svg:height="10.5cm" svg:x="11.5cm" svg:y="5cm">
          <text:p/>
        </draw:rect>
        <draw:frame draw:style-name="gr1" draw:text-style-name="P10" draw:layer="layout" svg:width="2.5cm" svg:height="0.645cm" svg:x="3cm" svg:y="4.355cm">
          <draw:text-box>
            <text:p text:style-name="P10"><text:span text:style-name="T9">User with url</text:span></text:p>
          </draw:text-box>
        </draw:frame>
        <draw:frame draw:style-name="gr1" draw:text-style-name="P10" draw:layer="layout" svg:width="4cm" svg:height="0.645cm" svg:x="11.5cm" svg:y="4.355cm">
          <draw:text-box>
            <text:p text:style-name="P10"><text:span text:style-name="T9">Protected resource</text:span></text:p>
          </draw:text-box>
        </draw:frame>
        <draw:frame draw:style-name="gr1" draw:text-style-name="P10" draw:layer="layout" svg:width="4cm" svg:height="1.039cm" svg:x="7.5cm" svg:y="4.461cm">
          <draw:text-box>
            <text:p text:style-name="P10"><text:span text:style-name="T9">WCILogicnController</text:span></text:p>
            <text:p text:style-name="P10"><text:span text:style-name="T9">/login</text:span></text:p>
          </draw:text-box>
        </draw:frame>
        <draw:frame draw:style-name="gr16" draw:text-style-name="P10" draw:layer="layout" svg:width="6.5cm" svg:height="1.039cm" svg:x="17cm" svg:y="4.461cm">
          <draw:text-box>
            <text:p text:style-name="P10"><text:span text:style-name="T9">InitiateLoginServlet</text:span></text:p>
            <text:p text:style-name="P10"><text:span text:style-name="T9">/initiatelogin</text:span></text:p>
          </draw:text-box>
        </draw:frame>
        <draw:custom-shape draw:style-name="gr21" draw:text-style-name="P9" draw:layer="layout" svg:width="5cm" svg:height="3.5cm" svg:x="20.5cm" svg:y="8.5cm">
          <text:p text:style-name="P6"><text:span text:style-name="T9">Same process as</text:span></text:p>
          <text:p text:style-name="P6"><text:span text:style-name="T9">form based</text:span></text:p>
          <text:p text:style-name="P6"><text:span text:style-name="T9">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9" draw:layer="layout" svg:width="3cm" svg:height="0.5cm" svg:x="17.5cm" svg:y="11cm">
          <text:p text:style-name="P6"><text:span text:style-name="T9">Authenticated</text:span></text:p>
          <draw:enhanced-geometry svg:viewBox="0 0 21600 21600" draw:path-stretchpoint-x="10800" draw:path-stretchpoint-y="10800" draw:text-areas="?f3 ?f4 ?f5 ?f6" draw:mirror-horizontal="false" draw:mirror-vertical="false"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7" draw:text-style-name="P9" draw:id="id31" draw:layer="layout" svg:width="1cm" svg:height="1cm" svg:x="11cm" svg:y="10.5cm">
          <text:p text:style-name="P6"><text:span text:style-name="T9">End</text:span></text:p>
        </draw:circle>
        <draw:custom-shape draw:style-name="gr10" draw:text-style-name="P9" draw:layer="layout" svg:width="3.5cm" svg:height="1cm" svg:x="3.5cm" svg:y="5.5cm">
          <text:p text:style-name="P6"><text:span text:style-name="T9">Credential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4cm" svg:height="1cm" svg:x="7.5cm" svg:y="6.5cm">
          <text:p text:style-name="P6"><text:span text:style-name="T9">Redirect</text:span></text:p>
          <draw:enhanced-geometry svg:viewBox="0 0 21600 21600" draw:text-areas="0 ?f0 ?f5 ?f2" draw:type="right-arrow" draw:modifiers="17405.248687828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4.5cm" svg:height="1cm" svg:x="12cm" svg:y="7.5cm">
          <text:p text:style-name="P11"><text:span text:style-name="T9">Server call JAAS</text:span></text:p>
          <draw:enhanced-geometry svg:viewBox="0 0 21600 21600" draw:text-areas="0 ?f0 ?f5 ?f2" draw:type="right-arrow" draw:modifiers="18072.7838258165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9" presentation:class="page"/>
          <draw:frame presentation:style-name="pr7" draw:text-style-name="P13" draw:layer="layout" svg:width="16.799cm" svg:height="13.114cm" svg:x="2.1cm" svg:y="14.107cm" presentation:class="notes" presentation:placeholder="true">
            <draw:text-box/>
          </draw:frame>
        </presentation:notes>
      </draw:page>
      <draw:page draw:name="page10"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 text:style-name="P1"><text:span text:style-name="T1">Authentication with protected resource</text:span></text:p>
          </draw:text-box>
        </draw:frame>
        <draw:rect draw:style-name="gr4" draw:text-style-name="P6" draw:layer="layout" svg:width="0.5cm" svg:height="10.5cm" svg:x="3cm" svg:y="5cm">
          <text:p/>
        </draw:rect>
        <draw:rect draw:style-name="gr4" draw:text-style-name="P6" draw:layer="layout" svg:width="0.5cm" svg:height="10.5cm" svg:x="7cm" svg:y="5cm">
          <text:p/>
        </draw:rect>
        <draw:frame draw:style-name="gr1" draw:text-style-name="P10" draw:layer="layout" svg:width="1.5cm" svg:height="0.645cm" svg:x="3cm" svg:y="4.355cm">
          <draw:text-box>
            <text:p text:style-name="P10"><text:span text:style-name="T9">User</text:span></text:p>
          </draw:text-box>
        </draw:frame>
        <draw:frame draw:style-name="gr1" draw:text-style-name="P10" draw:layer="layout" svg:width="4cm" svg:height="0.645cm" svg:x="7cm" svg:y="4.355cm">
          <draw:text-box>
            <text:p text:style-name="P10"><text:span text:style-name="T9">Protected resource</text:span></text:p>
          </draw:text-box>
        </draw:frame>
        <draw:frame draw:style-name="gr1" draw:text-style-name="P10" draw:layer="layout" svg:width="4cm" svg:height="0.645cm" svg:x="11.5cm" svg:y="4.355cm">
          <draw:text-box>
            <text:p text:style-name="P10"><text:span text:style-name="T9">Form</text:span></text:p>
          </draw:text-box>
        </draw:frame>
        <draw:frame draw:style-name="gr16" draw:text-style-name="P10" draw:layer="layout" svg:width="6.5cm" svg:height="1.039cm" svg:x="17cm" svg:y="4.355cm">
          <draw:text-box>
            <text:p text:style-name="P10"><text:span text:style-name="T9">InitiateLoginServlet</text:span></text:p>
            <text:p text:style-name="P10"><text:span text:style-name="T9">/initiatelogin</text:span></text:p>
          </draw:text-box>
        </draw:frame>
        <draw:rect draw:style-name="gr4" draw:text-style-name="P6" draw:layer="layout" svg:width="0.5cm" svg:height="10.5cm" svg:x="16.5cm" svg:y="5cm">
          <text:p/>
        </draw:rect>
        <draw:connector draw:style-name="gr5" draw:text-style-name="P6" draw:layer="layout" draw:type="curve" draw:line-skew="10.374cm" svg:x1="17cm" svg:y1="10cm" svg:x2="7.5cm" svg:y2="11cm" draw:end-shape="id32" draw:end-glue-point="1" svg:d="m17000 10000c8812 0 13562 1000-9500 1000">
          <text:p/>
        </draw:connector>
        <draw:rect draw:style-name="gr4" draw:text-style-name="P6" draw:layer="layout" svg:width="0.5cm" svg:height="10.5cm" svg:x="11.5cm" svg:y="5cm">
          <text:p/>
        </draw:rect>
        <draw:custom-shape draw:style-name="gr21" draw:text-style-name="P9" draw:layer="layout" svg:width="5cm" svg:height="3.5cm" svg:x="20.5cm" svg:y="8.5cm">
          <text:p text:style-name="P6"><text:span text:style-name="T9">Same process as</text:span></text:p>
          <text:p text:style-name="P6"><text:span text:style-name="T9">form based</text:span></text:p>
          <text:p text:style-name="P6"><text:span text:style-name="T9">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9" draw:layer="layout" svg:width="3cm" svg:height="0.5cm" svg:x="17.5cm" svg:y="11cm">
          <text:p text:style-name="P6"><text:span text:style-name="T9">Authenticated</text:span></text:p>
          <draw:enhanced-geometry svg:viewBox="0 0 21600 21600" draw:path-stretchpoint-x="10800" draw:path-stretchpoint-y="10800" draw:text-areas="?f3 ?f4 ?f5 ?f6" draw:mirror-horizontal="false" draw:mirror-vertical="false"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7" draw:text-style-name="P9" draw:id="id32" draw:layer="layout" svg:width="1cm" svg:height="1cm" svg:x="6.5cm" svg:y="10.5cm">
          <text:p text:style-name="P6"><text:span text:style-name="T9">End</text:span></text:p>
        </draw:circle>
        <draw:custom-shape draw:style-name="gr10" draw:text-style-name="P9" draw:layer="layout" svg:width="3.5cm" svg:height="1cm" svg:x="3.5cm" svg:y="5.5cm">
          <text:p text:style-name="P11"><text:span text:style-name="T9">Try to acces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4cm" svg:height="1cm" svg:x="7.5cm" svg:y="6.5cm">
          <text:p text:style-name="P11"><text:span text:style-name="T9">JAAS Redirect</text:span></text:p>
          <draw:enhanced-geometry svg:viewBox="0 0 21600 21600" draw:text-areas="0 ?f0 ?f5 ?f2" draw:type="right-arrow" draw:modifiers="17405.248687828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4.5cm" svg:height="1cm" svg:x="12cm" svg:y="7.5cm">
          <text:p text:style-name="P11"><text:span text:style-name="T9">Credentials</text:span></text:p>
          <draw:enhanced-geometry svg:viewBox="0 0 21600 21600" draw:text-areas="0 ?f0 ?f5 ?f2" draw:type="right-arrow" draw:modifiers="18072.7838258165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0" presentation:class="page"/>
          <draw:frame presentation:style-name="pr7" draw:text-style-name="P13" draw:layer="layout" svg:width="16.799cm" svg:height="13.114cm" svg:x="2.1cm" svg:y="14.107cm" presentation:class="notes" presentation:placeholder="true">
            <draw:text-box/>
          </draw:frame>
        </presentation:notes>
      </draw:page>
      <draw:page draw:name="page11" draw:style-name="dp1" draw:master-page-name="Standard" presentation:presentation-page-layout-name="AL4T19">
        <office:forms form:automatic-focus="false" form:apply-design-mode="false"/>
        <draw:frame presentation:style-name="pr8" draw:text-style-name="P1" draw:layer="layout" svg:width="25.199cm" svg:height="3.256cm" svg:x="1.4cm" svg:y="0.962cm" presentation:class="title" presentation:user-transformed="true">
          <draw:text-box>
            <text:p text:style-name="P1"><text:span text:style-name="T1">Authentication with remember me cookie</text:span></text:p>
          </draw:text-box>
        </draw:frame>
        <draw:rect draw:style-name="gr4" draw:text-style-name="P6" draw:layer="layout" svg:width="0.5cm" svg:height="10.5cm" svg:x="3cm" svg:y="5cm">
          <text:p/>
        </draw:rect>
        <draw:rect draw:style-name="gr4" draw:text-style-name="P6" draw:layer="layout" svg:width="0.5cm" svg:height="10.5cm" svg:x="7cm" svg:y="5cm">
          <text:p/>
        </draw:rect>
        <draw:rect draw:style-name="gr4" draw:text-style-name="P6" draw:layer="layout" svg:width="0.5cm" svg:height="10.5cm" svg:x="11.5cm" svg:y="5cm">
          <text:p/>
        </draw:rect>
        <draw:frame draw:style-name="gr1" draw:text-style-name="P10" draw:layer="layout" svg:width="1.5cm" svg:height="0.645cm" svg:x="3cm" svg:y="4.355cm">
          <draw:text-box>
            <text:p text:style-name="P10"><text:span text:style-name="T9">User</text:span></text:p>
          </draw:text-box>
        </draw:frame>
        <draw:frame draw:style-name="gr1" draw:text-style-name="P10" draw:layer="layout" svg:width="4cm" svg:height="0.645cm" svg:x="7cm" svg:y="4.355cm">
          <draw:text-box>
            <text:p text:style-name="P10"><text:span text:style-name="T9">Public resource</text:span></text:p>
          </draw:text-box>
        </draw:frame>
        <draw:frame draw:style-name="gr1" draw:text-style-name="P10" draw:layer="layout" svg:width="4cm" svg:height="0.645cm" svg:x="11.5cm" svg:y="4.355cm">
          <draw:text-box>
            <text:p text:style-name="P10"><text:span text:style-name="T9">RememberMeFilter</text:span></text:p>
          </draw:text-box>
        </draw:frame>
        <draw:rect draw:style-name="gr4" draw:text-style-name="P6" draw:layer="layout" svg:width="0.5cm" svg:height="10.5cm" svg:x="16.5cm" svg:y="5cm">
          <text:p/>
        </draw:rect>
        <draw:frame draw:style-name="gr1" draw:text-style-name="P10" draw:layer="layout" svg:width="4cm" svg:height="1.039cm" svg:x="17cm" svg:y="4.5cm">
          <draw:text-box>
            <text:p text:style-name="P10"><text:span text:style-name="T9">WCILogicnController</text:span></text:p>
            <text:p text:style-name="P10"><text:span text:style-name="T9">/login</text:span></text:p>
          </draw:text-box>
        </draw:frame>
        <draw:connector draw:style-name="gr5" draw:text-style-name="P6" draw:layer="layout" draw:type="curve" draw:line-skew="10.374cm" svg:x1="17cm" svg:y1="10cm" svg:x2="7.5cm" svg:y2="11cm" draw:end-shape="id33" draw:end-glue-point="1" svg:d="m17000 10000c8812 0 13562 1000-9500 1000">
          <text:p/>
        </draw:connector>
        <draw:custom-shape draw:style-name="gr21" draw:text-style-name="P9" draw:layer="layout" svg:width="5cm" svg:height="3.5cm" svg:x="20.5cm" svg:y="8.5cm">
          <text:p text:style-name="P6"><text:span text:style-name="T9">Same process as</text:span></text:p>
          <text:p text:style-name="P6"><text:span text:style-name="T9">URL based</text:span></text:p>
          <text:p text:style-name="P6"><text:span text:style-name="T9">authent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9" draw:layer="layout" svg:width="3cm" svg:height="0.5cm" svg:x="17.5cm" svg:y="11cm">
          <text:p text:style-name="P6"><text:span text:style-name="T9">Authenticated</text:span></text:p>
          <draw:enhanced-geometry svg:viewBox="0 0 21600 21600" draw:path-stretchpoint-x="10800" draw:path-stretchpoint-y="10800" draw:text-areas="?f3 ?f4 ?f5 ?f6" draw:mirror-horizontal="false" draw:mirror-vertical="false" draw:type="round-rectangle" draw:modifiers="7286.22754491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7" draw:text-style-name="P9" draw:id="id33" draw:layer="layout" svg:width="1cm" svg:height="1cm" svg:x="6.5cm" svg:y="10.5cm">
          <text:p text:style-name="P6"><text:span text:style-name="T9">End</text:span></text:p>
        </draw:circle>
        <draw:custom-shape draw:style-name="gr10" draw:text-style-name="P9" draw:layer="layout" svg:width="3.5cm" svg:height="1cm" svg:x="3.5cm" svg:y="5.5cm">
          <text:p text:style-name="P11"><text:span text:style-name="T9">Try to acces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4cm" svg:height="1cm" svg:x="7.5cm" svg:y="6.5cm">
          <text:p text:style-name="P11"><text:span text:style-name="T9">Filtered</text:span></text:p>
          <draw:enhanced-geometry svg:viewBox="0 0 21600 21600" draw:text-areas="0 ?f0 ?f5 ?f2" draw:type="right-arrow" draw:modifiers="17405.248687828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4.5cm" svg:height="1cm" svg:x="12cm" svg:y="7.5cm">
          <text:p text:style-name="P11"><text:span text:style-name="T9">Redirect to</text:span></text:p>
          <draw:enhanced-geometry svg:viewBox="0 0 21600 21600" draw:text-areas="0 ?f0 ?f5 ?f2" draw:type="right-arrow" draw:modifiers="18072.7838258165 5416.183816183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1" presentation:class="page"/>
          <draw:frame presentation:style-name="pr7" draw:text-style-name="P13" draw:layer="layout" svg:width="16.799cm" svg:height="13.114cm" svg:x="2.1cm" svg:y="14.107cm" presentation:class="notes" presentation:placeholder="true">
            <draw:text-box/>
          </draw:frame>
        </presentation:notes>
      </draw:page>
      <draw:page draw:name="page12" draw:style-name="dp1" draw:master-page-name="Standard" presentation:presentation-page-layout-name="AL4T19">
        <office:forms form:automatic-focus="false" form:apply-design-mode="false"/>
        <draw:rect draw:style-name="gr14" draw:text-style-name="P6" draw:layer="layout" svg:width="24.5cm" svg:height="4cm" svg:x="2.5cm" svg:y="14cm">
          <text:p/>
        </draw:rect>
        <draw:rect draw:style-name="gr15" draw:text-style-name="P6" draw:layer="layout" svg:width="24.5cm" svg:height="5.5cm" svg:x="2.5cm" svg:y="7.5cm">
          <text:p/>
        </draw:rect>
        <draw:rect draw:style-name="gr3" draw:text-style-name="P14" draw:layer="layout" svg:width="0.5cm" svg:height="13.5cm" svg:x="20.5cm" svg:y="5cm">
          <text:p text:style-name="P14"><text:s/></text:p>
        </draw:rect>
        <draw:rect draw:style-name="gr14" draw:text-style-name="P6" draw:layer="layout" svg:width="3.5cm" svg:height="1.5cm" svg:x="6cm" svg:y="5cm">
          <text:p/>
        </draw:rect>
        <draw:frame presentation:style-name="pr8" draw:text-style-name="P1" draw:layer="layout" svg:width="25.199cm" svg:height="3.256cm" svg:x="1.4cm" svg:y="0.962cm" presentation:class="title" presentation:user-transformed="true">
          <draw:text-box>
            <text:p text:style-name="P1"><text:span text:style-name="T1">Authentication failure</text:span></text:p>
          </draw:text-box>
        </draw:frame>
        <draw:rect draw:style-name="gr4" draw:text-style-name="P6" draw:layer="layout" svg:width="0.5cm" svg:height="13.5cm" svg:x="3cm" svg:y="5cm">
          <text:p/>
        </draw:rect>
        <draw:rect draw:style-name="gr4" draw:text-style-name="P6" draw:layer="layout" svg:width="0.5cm" svg:height="13.5cm" svg:x="10.5cm" svg:y="5cm">
          <text:p/>
        </draw:rect>
        <draw:frame draw:style-name="gr1" draw:text-style-name="P10" draw:layer="layout" svg:width="4cm" svg:height="0.645cm" svg:x="10.5cm" svg:y="4.355cm">
          <draw:text-box>
            <text:p text:style-name="P10"><text:span text:style-name="T9">WCI</text:span></text:p>
          </draw:text-box>
        </draw:frame>
        <draw:rect draw:style-name="gr4" draw:text-style-name="P6" draw:layer="layout" svg:width="0.5cm" svg:height="13.5cm" svg:x="25.5cm" svg:y="5cm">
          <text:p/>
        </draw:rect>
        <draw:frame draw:style-name="gr1" draw:text-style-name="P10" draw:layer="layout" svg:width="6.5cm" svg:height="0.645cm" svg:x="3cm" svg:y="4.355cm">
          <draw:text-box>
            <text:p text:style-name="P10"><text:span text:style-name="T9">InitiateLoginServlet (/initiatelogin)</text:span></text:p>
          </draw:text-box>
        </draw:frame>
        <draw:rect draw:style-name="gr3" draw:text-style-name="P14" draw:layer="layout" svg:width="0.5cm" svg:height="8.5cm" svg:x="16.5cm" svg:y="5cm">
          <text:p text:style-name="P14"><text:s/></text:p>
        </draw:rect>
        <draw:frame draw:style-name="gr1" draw:text-style-name="P10" draw:layer="layout" svg:width="2.5cm" svg:height="0.645cm" svg:x="25cm" svg:y="4.355cm">
          <draw:text-box>
            <text:p text:style-name="P10"><text:span text:style-name="T9">/errorlogin</text:span></text:p>
          </draw:text-box>
        </draw:frame>
        <draw:circle draw:style-name="gr17" draw:text-style-name="P9" draw:layer="layout" svg:width="1cm" svg:height="1cm" svg:x="25.5cm" svg:y="11.5cm">
          <text:p text:style-name="P11"><text:span text:style-name="T9">End</text:span></text:p>
        </draw:circle>
        <draw:circle draw:style-name="gr17" draw:text-style-name="P9" draw:layer="layout" svg:width="1cm" svg:height="1cm" svg:x="25.5cm" svg:y="16.5cm">
          <text:p text:style-name="P11"><text:span text:style-name="T9">End</text:span></text:p>
        </draw:circle>
        <draw:rect draw:style-name="gr15" draw:text-style-name="P6" draw:layer="layout" svg:width="0.5cm" svg:height="0.5cm" svg:x="1cm" svg:y="19cm">
          <text:p/>
        </draw:rect>
        <draw:rect draw:style-name="gr14" draw:text-style-name="P6" draw:layer="layout" svg:width="0.5cm" svg:height="0.5cm" svg:x="4.564cm" svg:y="19cm">
          <text:p/>
        </draw:rect>
        <draw:frame draw:style-name="gr18" draw:text-style-name="P10" draw:layer="layout" svg:width="2.191cm" svg:height="0.645cm" svg:x="1.5cm" svg:y="19cm">
          <draw:text-box>
            <text:p text:style-name="P10"><text:span text:style-name="T9">Servlet 3.0</text:span></text:p>
          </draw:text-box>
        </draw:frame>
        <draw:frame draw:style-name="gr18" draw:text-style-name="P10" draw:layer="layout" svg:width="2.191cm" svg:height="0.645cm" svg:x="5.064cm" svg:y="19cm">
          <draw:text-box>
            <text:p text:style-name="P10"><text:span text:style-name="T9">Servlet 2.5</text:span></text:p>
          </draw:text-box>
        </draw:frame>
        <draw:custom-shape draw:style-name="gr19" draw:text-style-name="P9" draw:layer="layout" svg:width="3.5cm" svg:height="1cm" svg:x="16.5cm" svg:y="8cm">
          <text:p text:style-name="P11"><text:span text:style-name="T9">Authentication failur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9" draw:layer="layout" svg:width="3.5cm" svg:height="1cm" svg:x="21cm" svg:y="15cm">
          <text:p text:style-name="P11"><text:span text:style-name="T9">Authentication failur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0" draw:layer="layout" svg:width="4cm" svg:height="0.645cm" svg:x="16.5cm" svg:y="4.355cm">
          <draw:text-box>
            <text:p text:style-name="P10"><text:span text:style-name="T9">JAASRealm</text:span></text:p>
          </draw:text-box>
        </draw:frame>
        <draw:custom-shape draw:style-name="gr10" draw:text-style-name="P9" draw:layer="layout" svg:width="7cm" svg:height="1cm" svg:x="3.5cm" svg:y="6cm">
          <text:p text:style-name="P9"><text:span text:style-name="T9">.login()</text:span></text:p>
          <draw:enhanced-geometry svg:viewBox="0 0 21600 21600" draw:text-areas="0 ?f0 ?f5 ?f2" draw:type="right-arrow" draw:modifiers="19153.3780888444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5.5cm" svg:height="1cm" svg:x="11cm" svg:y="8cm">
          <text:p text:style-name="P11"><text:span text:style-name="T9">Call JAAS</text:span></text:p>
          <draw:enhanced-geometry svg:viewBox="0 0 21600 21600" draw:text-areas="0 ?f0 ?f5 ?f2" draw:type="right-arrow" draw:modifiers="17775.2499444568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9.5cm" svg:height="1cm" svg:x="11cm" svg:y="10.5cm">
          <text:p text:style-name="P11"><text:span text:style-name="T9">Call JAAS</text:span></text:p>
          <draw:enhanced-geometry svg:viewBox="0 0 21600 21600" draw:text-areas="0 ?f0 ?f5 ?f2" draw:mirror-horizontal="false" draw:type="right-arrow" draw:modifiers="19208.9130124268 5480.91908091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9.5cm" svg:height="1cm" svg:x="11cm" svg:y="15cm">
          <text:p text:style-name="P11"><text:span text:style-name="T9">Call JAAS</text:span></text:p>
          <draw:enhanced-geometry svg:viewBox="0 0 21600 21600" draw:text-areas="0 ?f0 ?f5 ?f2" draw:type="right-arrow" draw:modifiers="19336.6217837622 5588.8111888111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9" draw:layer="layout" svg:width="2.5cm" svg:height="0.5cm" svg:x="6.5cm" svg:y="5.5cm">
          <text:p text:style-name="P11"><text:span text:style-name="T9">Create ticket</text:span></text:p>
          <draw:enhanced-geometry svg:viewBox="0 0 21600 21600" draw:glue-points="10800 0 0 10800 10800 21600 21600 10800" draw:path-stretchpoint-x="10800" draw:path-stretchpoint-y="10800" draw:text-areas="?f12 ?f13 ?f14 ?f15" draw:mirror-horizontal="false" draw:mirror-vertical="false"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 draw:text-style-name="P9" draw:layer="layout" svg:width="2.5cm" svg:height="0.5cm" svg:x="19.5cm" svg:y="14.5cm">
          <text:p text:style-name="P11"><text:span text:style-name="T9">Validate ticket</text:span></text:p>
          <draw:enhanced-geometry svg:viewBox="0 0 21600 21600" draw:glue-points="10800 0 0 10800 10800 21600 21600 10800" draw:path-stretchpoint-x="10800" draw:path-stretchpoint-y="10800" draw:text-areas="?f12 ?f13 ?f14 ?f15" draw:mirror-horizontal="false" draw:mirror-vertical="false"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0" draw:text-style-name="P9" draw:layer="layout" svg:width="5.5cm" svg:height="1cm" svg:x="11cm" svg:y="9cm">
          <text:p text:style-name="P11"><text:span text:style-name="T9">ServletException</text:span></text:p>
          <draw:enhanced-geometry svg:viewBox="0 0 21600 21600" draw:text-areas="0 ?f0 ?f5 ?f2" draw:mirror-horizontal="true" draw:type="right-arrow" draw:modifiers="17775.2499444568 5243.556443556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10" draw:layer="layout" svg:width="4cm" svg:height="0.645cm" svg:x="20.5cm" svg:y="4.355cm">
          <draw:text-box>
            <text:p text:style-name="P10"><text:span text:style-name="T9">PortalLoginModule</text:span></text:p>
          </draw:text-box>
        </draw:frame>
        <draw:custom-shape draw:style-name="gr10" draw:text-style-name="P9" draw:layer="layout" svg:width="4.5cm" svg:height="1cm" svg:x="21cm" svg:y="11.5cm">
          <text:p text:style-name="P11"><text:span text:style-name="T9">Failure</text:span></text:p>
          <draw:enhanced-geometry svg:viewBox="0 0 21600 21600" draw:text-areas="0 ?f0 ?f5 ?f2" draw:mirror-horizontal="false" draw:type="right-arrow" draw:modifiers="17684.0702066207 5588.8111888111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9" draw:layer="layout" svg:width="3.5cm" svg:height="1cm" svg:x="20.5cm" svg:y="10.5cm">
          <text:p text:style-name="P11"><text:span text:style-name="T9">Authentication failur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4.5cm" svg:height="1cm" svg:x="21cm" svg:y="16.5cm">
          <text:p text:style-name="P11"><text:span text:style-name="T9">Failure</text:span></text:p>
          <draw:enhanced-geometry svg:viewBox="0 0 21600 21600" draw:text-areas="0 ?f0 ?f5 ?f2" draw:mirror-horizontal="false" draw:type="right-arrow" draw:modifiers="16861.6966580977 5480.919080919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9" draw:layer="layout" svg:width="2.5cm" svg:height="0.5cm" svg:x="12cm" svg:y="10.5cm">
          <text:p text:style-name="P11"><text:span text:style-name="T9">Create ticket</text:span></text:p>
          <draw:enhanced-geometry svg:viewBox="0 0 21600 21600" draw:glue-points="10800 0 0 10800 10800 21600 21600 10800" draw:path-stretchpoint-x="10800" draw:path-stretchpoint-y="10800" draw:text-areas="?f12 ?f13 ?f14 ?f15" draw:mirror-horizontal="false" draw:mirror-vertical="false"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 draw:text-style-name="P9" draw:layer="layout" svg:width="2.5cm" svg:height="0.5cm" svg:x="19.5cm" svg:y="10cm">
          <text:p text:style-name="P11"><text:span text:style-name="T9">Validate ticket</text:span></text:p>
          <draw:enhanced-geometry svg:viewBox="0 0 21600 21600" draw:glue-points="10800 0 0 10800 10800 21600 21600 10800" draw:path-stretchpoint-x="10800" draw:path-stretchpoint-y="10800" draw:text-areas="?f12 ?f13 ?f14 ?f15" draw:mirror-horizontal="false" draw:mirror-vertical="false"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2" presentation:class="page"/>
          <draw:frame presentation:style-name="pr7" draw:text-style-name="P13" draw:layer="layout" svg:width="16.799cm" svg:height="13.114cm" svg:x="2.1cm" svg:y="14.107cm" presentation:class="notes" presentation:placeholder="true">
            <draw:text-box/>
          </draw:frame>
        </presentation:notes>
      </draw:page>
      <draw:page draw:name="page13" draw:style-name="dp1" draw:master-page-name="Standard" presentation:presentation-page-layout-name="AL4T19">
        <office:forms form:automatic-focus="false" form:apply-design-mode="false"/>
        <draw:rect draw:style-name="gr14" draw:text-style-name="P6" draw:layer="layout" svg:width="23cm" svg:height="2.5cm" svg:x="1.5cm" svg:y="13.5cm">
          <text:p/>
        </draw:rect>
        <draw:rect draw:style-name="gr15" draw:text-style-name="P6" draw:layer="layout" svg:width="23cm" svg:height="3.5cm" svg:x="1.5cm" svg:y="9.5cm">
          <text:p/>
        </draw:rect>
        <draw:frame presentation:style-name="pr8" draw:text-style-name="P1" draw:layer="layout" svg:width="25.199cm" svg:height="3.256cm" svg:x="1.4cm" svg:y="0.962cm" presentation:class="title" presentation:user-transformed="true">
          <draw:text-box>
            <text:p text:style-name="P1"><text:span text:style-name="T1">Authentication logout</text:span></text:p>
          </draw:text-box>
        </draw:frame>
        <draw:rect draw:style-name="gr4" draw:text-style-name="P6" draw:layer="layout" svg:width="0.5cm" svg:height="11.5cm" svg:x="2cm" svg:y="5cm">
          <text:p/>
        </draw:rect>
        <draw:rect draw:style-name="gr4" draw:text-style-name="P6" draw:layer="layout" svg:width="0.5cm" svg:height="11.5cm" svg:x="5.5cm" svg:y="5cm">
          <text:p/>
        </draw:rect>
        <draw:rect draw:style-name="gr4" draw:text-style-name="P6" draw:layer="layout" svg:width="0.5cm" svg:height="11.5cm" svg:x="11cm" svg:y="5cm">
          <text:p/>
        </draw:rect>
        <draw:frame draw:style-name="gr1" draw:text-style-name="P10" draw:layer="layout" svg:width="4cm" svg:height="0.645cm" svg:x="2cm" svg:y="4.355cm">
          <draw:text-box>
            <text:p text:style-name="P10"><text:span text:style-name="T9">User</text:span></text:p>
          </draw:text-box>
        </draw:frame>
        <draw:frame draw:style-name="gr1" draw:text-style-name="P10" draw:layer="layout" svg:width="4cm" svg:height="0.645cm" svg:x="11cm" svg:y="4.355cm">
          <draw:text-box>
            <text:p text:style-name="P10"><text:span text:style-name="T9">ThreadLocal</text:span></text:p>
          </draw:text-box>
        </draw:frame>
        <draw:rect draw:style-name="gr4" draw:text-style-name="P6" draw:layer="layout" svg:width="0.5cm" svg:height="11.5cm" svg:x="19cm" svg:y="5cm">
          <text:p/>
        </draw:rect>
        <draw:frame draw:style-name="gr1" draw:text-style-name="P10" draw:layer="layout" svg:width="6.5cm" svg:height="0.645cm" svg:x="5.5cm" svg:y="4.355cm">
          <draw:text-box>
            <text:p text:style-name="P10"><text:span text:style-name="T9">EventListener</text:span></text:p>
          </draw:text-box>
        </draw:frame>
        <draw:rect draw:style-name="gr4" draw:text-style-name="P6" draw:layer="layout" svg:width="0.5cm" svg:height="11.5cm" svg:x="14.5cm" svg:y="5cm">
          <text:p/>
        </draw:rect>
        <draw:frame draw:style-name="gr1" draw:text-style-name="P10" draw:layer="layout" svg:width="4cm" svg:height="0.645cm" svg:x="19cm" svg:y="4.355cm">
          <draw:text-box>
            <text:p text:style-name="P10"><text:span text:style-name="T9">ServletContainer</text:span></text:p>
          </draw:text-box>
        </draw:frame>
        <draw:rect draw:style-name="gr15" draw:text-style-name="P6" draw:layer="layout" svg:width="0.5cm" svg:height="0.5cm" svg:x="1cm" svg:y="19cm">
          <text:p/>
        </draw:rect>
        <draw:rect draw:style-name="gr14" draw:text-style-name="P6" draw:layer="layout" svg:width="0.5cm" svg:height="0.5cm" svg:x="4.564cm" svg:y="19cm">
          <text:p/>
        </draw:rect>
        <draw:frame draw:style-name="gr18" draw:text-style-name="P10" draw:layer="layout" svg:width="2.191cm" svg:height="0.645cm" svg:x="1.5cm" svg:y="19cm">
          <draw:text-box>
            <text:p text:style-name="P10"><text:span text:style-name="T9">Servlet 3.0</text:span></text:p>
          </draw:text-box>
        </draw:frame>
        <draw:frame draw:style-name="gr18" draw:text-style-name="P10" draw:layer="layout" svg:width="2.191cm" svg:height="0.645cm" svg:x="5.064cm" svg:y="19cm">
          <draw:text-box>
            <text:p text:style-name="P10"><text:span text:style-name="T9">Servlet 2.5</text:span></text:p>
          </draw:text-box>
        </draw:frame>
        <draw:frame draw:style-name="gr16" draw:text-style-name="P10" draw:layer="layout" svg:width="4cm" svg:height="0.645cm" svg:x="14.5cm" svg:y="4.355cm">
          <draw:text-box>
            <text:p text:style-name="P10"><text:span text:style-name="T9">PortalLogoutLifecycle</text:span></text:p>
          </draw:text-box>
        </draw:frame>
        <draw:custom-shape draw:style-name="gr10" draw:text-style-name="P9" draw:layer="layout" svg:width="3cm" svg:height="1cm" svg:x="3.5cm" svg:y="5.5cm">
          <text:p text:style-name="P11"><text:span text:style-name="T9">Request 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9" draw:layer="layout" svg:width="5cm" svg:height="1cm" svg:x="6cm" svg:y="6.5cm">
          <text:p text:style-name="P9"><text:span text:style-name="T9">LogoutControl.wantLogout()</text:span></text:p>
          <draw:enhanced-geometry svg:viewBox="0 0 21600 21600" draw:text-areas="0 ?f0 ?f5 ?f2" draw:type="right-arrow" draw:modifiers="18378.5369105149 5308.291708291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9" draw:layer="layout" svg:width="3cm" svg:height="1cm" svg:x="11cm" svg:y="6.5cm">
          <text:p text:style-name="P11"><text:span text:style-name="T9">Ready for logou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4cm" svg:height="1cm" svg:x="15cm" svg:y="8cm">
          <text:p text:style-name="P11"><text:span text:style-name="T9">.logo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943cm" svg:height="1.549cm" svg:x="19.5cm" svg:y="13.951cm">
          <text:p text:style-name="P15"><text:span text:style-name="T9">session.invalidate()</text:span></text:p>
          <text:p text:style-name="P15"><text:span text:style-name="T9">Redirect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4cm" svg:height="2.5cm" svg:x="19.5cm" svg:y="10cm">
          <text:p text:style-name="P15"><text:span text:style-name="T9">request.logout()</text:span></text:p>
          <text:p text:style-name="P15"><text:span text:style-name="T9">session.invalidate</text:span></text:p>
          <text:p text:style-name="P15"><text:span text:style-name="T9">Redirect t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4" draw:text-style-name="P6" draw:layer="layout" svg:width="0.5cm" svg:height="11.5cm" svg:x="23.5cm" svg:y="5cm">
          <text:p/>
        </draw:rect>
        <draw:frame draw:style-name="gr16" draw:text-style-name="P10" draw:layer="layout" svg:width="4cm" svg:height="0.645cm" svg:x="23.5cm" svg:y="4.5cm">
          <draw:text-box>
            <text:p text:style-name="P10"><text:span text:style-name="T9">/portal/public/classic</text:span></text:p>
          </draw:text-box>
        </draw:frame>
        <draw:custom-shape draw:style-name="gr19" draw:text-style-name="P9" draw:layer="layout" svg:width="2.5cm" svg:height="0.5cm" svg:x="13.5cm" svg:y="8cm">
          <text:p text:style-name="P11"><text:span text:style-name="T9">End of reques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3" presentation:class="page"/>
          <draw:frame presentation:style-name="pr7" draw:text-style-name="P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lain Defrance</meta:initial-creator>
    <meta:creation-date>2010-10-14T10:39:12</meta:creation-date>
    <meta:editing-duration>PT28H40M45S</meta:editing-duration>
    <meta:editing-cycles>623</meta:editing-cycles>
    <dc:date>2010-10-15T15:18:58</dc:date>
    <dc:creator>Alain Defrance</dc:creator>
    <meta:generator>OpenOffice.org/3.2$Unix OpenOffice.org_project/320m18$Build-9502</meta:generator>
    <meta:document-statistic meta:object-count="297"/>
  </office:meta>
</office:document-meta>
</file>